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16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2882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1.2346in"/>
    </style:style>
    <style:style style:name="co9" style:family="table-column">
      <style:table-column-properties fo:break-before="auto" style:column-width="1.602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1.4854in"/>
    </style:style>
    <style:style style:name="co13" style:family="table-column">
      <style:table-column-properties fo:break-before="auto" style:column-width="4.972in"/>
    </style:style>
    <style:style style:name="co14" style:family="table-column">
      <style:table-column-properties fo:break-before="auto" style:column-width="1.7252in"/>
    </style:style>
    <style:style style:name="co15" style:family="table-column">
      <style:table-column-properties fo:break-before="auto" style:column-width="1.8854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2.0543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2.2146in"/>
    </style:style>
    <style:style style:name="co20" style:family="table-column">
      <style:table-column-properties fo:break-before="auto" style:column-width="2.2299in"/>
    </style:style>
    <style:style style:name="co21" style:family="table-column">
      <style:table-column-properties fo:break-before="auto" style:column-width="2.5217in"/>
    </style:style>
    <style:style style:name="co22" style:family="table-column">
      <style:table-column-properties fo:break-before="auto" style:column-width="2.5055in"/>
    </style:style>
    <style:style style:name="co23" style:family="table-column">
      <style:table-column-properties fo:break-before="auto" style:column-width="2.6744in"/>
    </style:style>
    <style:style style:name="co24" style:family="table-column">
      <style:table-column-properties fo:break-before="auto" style:column-width="2.6972in"/>
    </style:style>
    <style:style style:name="co25" style:family="table-column">
      <style:table-column-properties fo:break-before="auto" style:column-width="3.69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5.1555in"/>
    </style:style>
    <style:style style:name="co28" style:family="table-column">
      <style:table-column-properties fo:break-before="auto" style:column-width="2.222in"/>
    </style:style>
    <style:style style:name="co29" style:family="table-column">
      <style:table-column-properties fo:break-before="auto" style:column-width="2.4598in"/>
    </style:style>
    <style:style style:name="co30" style:family="table-column">
      <style:table-column-properties fo:break-before="auto" style:column-width="1.8165in"/>
    </style:style>
    <style:style style:name="co31" style:family="table-column">
      <style:table-column-properties fo:break-before="auto" style:column-width="3.1571in"/>
    </style:style>
    <style:style style:name="co32" style:family="table-column">
      <style:table-column-properties fo:break-before="auto" style:column-width="2.6819in"/>
    </style:style>
    <style:style style:name="co33" style:family="table-column">
      <style:table-column-properties fo:break-before="auto" style:column-width="3.172in"/>
    </style:style>
    <style:style style:name="co34" style:family="table-column">
      <style:table-column-properties fo:break-before="auto" style:column-width="3.0492in"/>
    </style:style>
    <style:style style:name="co35" style:family="table-column">
      <style:table-column-properties fo:break-before="auto" style:column-width="9.2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1" style:family="table-cell" style:parent-style-name="Default" style:data-style-name="N99"/>
    <style:style style:name="ce12" style:family="table-cell" style:parent-style-name="Default" style:data-style-name="N43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26" table:number-columns-repeated="3" table:default-cell-style-name="ce13"/>
        <table:table-column table:style-name="co2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lname</text:p>
          </table:table-cell>
          <table:table-cell office:value-type="string" calcext:value-type="string">
            <text:p>property.pname</text:p>
          </table:table-cell>
          <table:table-cell office:value-type="string" calcext:value-type="string">
            <text:p>property.object</text:p>
          </table:table-cell>
          <table:table-cell office:value-type="string" calcext:value-type="string">
            <text:p>property.type</text:p>
          </table:table-cell>
          <table:table-cell office:value-type="string" calcext:value-type="string">
            <text:p>property.ref-proper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tings.data.role</text:p>
          </table:table-cell>
          <table:table-cell office:value-type="string" calcext:value-type="string">
            <text:p>settings.data.allow-null</text:p>
          </table:table-cell>
          <table:table-cell office:value-type="string" calcext:value-type="string">
            <text:p>settings.data.unique</text:p>
          </table:table-cell>
          <table:table-cell office:value-type="string" calcext:value-type="string">
            <text:p>settings.data.width</text:p>
          </table:table-cell>
          <table:table-cell office:value-type="string" calcext:value-type="string">
            <text:p>settings.data.index</text:p>
          </table:table-cell>
          <table:table-cell office:value-type="string" calcext:value-type="string">
            <text:p>settings.data.fixed-width</text:p>
          </table:table-cell>
          <table:table-cell office:value-type="string" calcext:value-type="string">
            <text:p>settings.data.regex.rule</text:p>
          </table:table-cell>
          <table:table-cell office:value-type="string" calcext:value-type="string">
            <text:p>settings.data.regex.message</text:p>
          </table:table-cell>
          <table:table-cell office:value-type="string" calcext:value-type="string">
            <text:p>settings.data.default</text:p>
          </table:table-cell>
          <table:table-cell office:value-type="string" calcext:value-type="string">
            <text:p>settings.data.searchable</text:p>
          </table:table-cell>
          <table:table-cell office:value-type="string" calcext:value-type="string">
            <text:p>settings.data.ref-key-check</text:p>
          </table:table-cell>
          <table:table-cell office:value-type="string" calcext:value-type="string">
            <text:p>settings.data.binary-constraints</text:p>
          </table:table-cell>
          <table:table-cell office:value-type="string" calcext:value-type="string">
            <text:p>settings.ui.control</text:p>
          </table:table-cell>
          <table:table-cell office:value-type="string" calcext:value-type="string">
            <text:p>settings.ui.show-on-page.add</text:p>
          </table:table-cell>
          <table:table-cell office:value-type="string" calcext:value-type="string">
            <text:p>settings.ui.show-on-page.edit</text:p>
          </table:table-cell>
          <table:table-cell office:value-type="string" calcext:value-type="string">
            <text:p>settings.ui.show-on-page.delete</text:p>
          </table:table-cell>
          <table:table-cell office:value-type="string" calcext:value-type="string">
            <text:p>settings.ui.show-on-page.details</text:p>
          </table:table-cell>
          <table:table-cell office:value-type="string" calcext:value-type="string">
            <text:p>settings.ui.do-not-show-on-page.add</text:p>
          </table:table-cell>
          <table:table-cell office:value-type="string" calcext:value-type="string">
            <text:p>settings.ui.do-not-show-on-page.edit</text:p>
          </table:table-cell>
          <table:table-cell office:value-type="string" calcext:value-type="string">
            <text:p>settings.ui.do-not-show-on-page.delete</text:p>
          </table:table-cell>
          <table:table-cell office:value-type="string" calcext:value-type="string">
            <text:p>settings.ui.do-not-show-on-page.details</text:p>
          </table:table-cell>
          <table:table-cell office:value-type="string" calcext:value-type="string">
            <text:p>data.initialvalues</text:p>
          </table:table-cell>
          <table:table-cell office:value-type="string" calcext:value-type="string">
            <text:p>data.initialvalues-must-include-column</text:p>
          </table:table-cell>
          <table:table-cell office:value-type="string" calcext:value-type="string">
            <text:p>static.variables-from-file</text:p>
          </table:table-cell>
          <table:table-cell table:style-name="ce3" office:value-type="string" calcext:value-type="string">
            <text:p>static.variables</text:p>
          </table:table-cell>
          <table:table-cell table:style-name="ce3" office:value-type="string" calcext:value-type="string">
            <text:p>static.methods</text:p>
          </table:table-cell>
          <table:table-cell table:style-name="ce3" office:value-type="string" calcext:value-type="string">
            <text:p>settings.code.generate-sql-table</text:p>
          </table:table-cell>
          <table:table-cell table:style-name="ce3" office:value-type="string" calcext:value-type="string">
            <text:p>settings.code.generate-modal-class</text:p>
          </table:table-cell>
          <table:table-cell table:style-name="ce3" office:value-type="string" calcext:value-type="string">
            <text:p>settings.code.inherit-class</text:p>
          </table:table-cell>
          <table:table-cell table:style-name="ce3" office:value-type="string" calcext:value-type="string">
            <text:p>settings.code.inheritable-property.is-inheritable</text:p>
          </table:table-cell>
          <table:table-cell table:style-name="ce3" office:value-type="string" calcext:value-type="string">
            <text:p>settings.code.inheritable-property.index</text:p>
          </table:table-cell>
          <table:table-cell table:style-name="ce3" office:value-type="string" calcext:value-type="string">
            <text:p>settings.code.show-on-modal</text:p>
          </table:table-cell>
          <table:table-cell table:style-name="ce3" office:value-type="string" calcext:value-type="string">
            <text:p>convert.on-save</text:p>
          </table:table-cell>
          <table:table-cell table:style-name="ce3" office:value-type="string" calcext:value-type="string">
            <text:p>convert.on-display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2" office:value-type="string" calcext:value-type="string">
            <text:p>__data__</text:p>
          </table:table-cell>
          <table:table-cell table:number-columns-repeated="2" office:value-type="string" calcext:value-type="string">
            <text:p>timeOfCre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11"/>
          <table:table-cell table:number-columns-repeated="24"/>
          <table:table-cell table:number-columns-repeated="2" table:style-name="ce14" office:value-type="boolean" office:boolean-value="false" calcext:value-type="boolean">
            <text:p>FALSE</text:p>
          </table:table-cell>
          <table:table-cell/>
          <table:table-cell table:style-name="ce1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Upd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11"/>
          <table:table-cell table:number-columns-repeated="27"/>
          <table:table-cell table:style-name="ce1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ObjectHolder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/>
          <table:table-cell table:number-columns-repeated="7"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table:style-name="ce14" office:value-type="boolean" office:boolean-value="true" calcext:value-type="boolean">
            <text:p>TRUE</text:p>
          </table:table-cell>
          <table:table-cell office:value-type="float" office:value="906" calcext:value-type="float">
            <text:p>906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IntegerHold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/>
          <table:table-cell table:number-columns-repeated="7"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table:style-name="ce14" office:value-type="boolean" office:boolean-value="true" calcext:value-type="boolean">
            <text:p>TRUE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oraryStringHol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table:style-name="ce14" office:value-type="boolean" office:boolean-value="true" calcext:value-type="boolean">
            <text:p>TRUE</text:p>
          </table:table-cell>
          <table:table-cell office:value-type="float" office:value="908" calcext:value-type="float">
            <text:p>908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 table:number-columns-repeated="9"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table:style-name="ce14" office:value-type="boolean" office:boolean-value="true" calcext:value-type="boolean">
            <text:p>TRUE</text:p>
          </table:table-cell>
          <table:table-cell office:value-type="float" office:value="909" calcext:value-type="float">
            <text:p>909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comments</text:p>
          </table:table-cell>
          <table:table-cell table:number-columns-repeated="9"/>
          <table:table-cell table:style-name="ce11"/>
          <table:table-cell table:number-columns-repeated="19"/>
          <table:table-cell table:style-name="ce14" office:value-type="boolean" office:boolean-value="true" calcext:value-type="boolean">
            <text:p>TRUE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</text:p>
          </table:table-cell>
          <table:table-cell table:number-columns-repeated="2"/>
          <table:table-cell table:style-name="ce11"/>
          <table:table-cell table:number-columns-repeated="6"/>
          <table:table-cell table:style-name="ce11" office:value-type="boolean" office:boolean-value="false" calcext:value-type="boolean">
            <text:p>FALSE</text:p>
          </table:table-cell>
          <table:table-cell table:style-name="ce11" table:number-columns-repeated="2"/>
          <table:table-cell table:number-columns-repeated="17"/>
          <table:table-cell table:style-name="ce14" office:value-type="boolean" office:boolean-value="true" calcext:value-type="boolean">
            <text:p>TRUE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string" calcext:value-type="string">
            <text:p>Inherited</text:p>
          </table:table-cell>
        </table:table-row>
        <table:table-row table:style-name="ro1">
          <table:table-cell office:value-type="string" calcext:value-type="string">
            <text:p>SystemPolicy</text:p>
          </table:table-cell>
          <table:table-cell office:value-type="string" calcext:value-type="string">
            <text:p>_systemPolicy</text:p>
          </table:table-cell>
          <table:table-cell table:number-columns-repeated="2" office:value-type="string" calcext:value-type="string">
            <text:p>polic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lic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aysOfAWeek</text:p>
          </table:table-cell>
          <table:table-cell office:value-type="string" calcext:value-type="string">
            <text:p>_daysOfAWeek</text:p>
          </table:table-cell>
          <table:table-cell table:number-columns-repeated="2" office:value-type="string" calcext:value-type="string">
            <text:p>da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{1,2,3,4,5,6,7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17"/>
          <table:table-cell office:value-type="string" calcext:value-type="string">
            <text:p>{'Sunday', 'Monday', 'Tuesday', 'Wednesday', 'Thursday', 'Friday', 'Saturday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{'Sun', 'Mon', 'Tue', 'Wed', 'Thur', 'Fri', 'Sat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ffsetValu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18"/>
          <table:table-cell office:value-type="string" calcext:value-type="string">
            <text:p>{0, 1, 2, 3, 4, 5, 6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thOfAYear</text:p>
          </table:table-cell>
          <table:table-cell office:value-type="string" calcext:value-type="string">
            <text:p>_monthOfAYear</text:p>
          </table:table-cell>
          <table:table-cell table:number-columns-repeated="2" office:value-type="string" calcext:value-type="string">
            <text:p>month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,6,7,8,9,10,11,12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nth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17"/>
          <table:table-cell office:value-type="string" calcext:value-type="string">
            <text:p>{'January', 'February', 'March', 'April', 'May', 'June', 'July', 'August', 'September', 'October', 'November', 'December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{'Jan', 'Feb', 'Mar', 'Apr', 'May', 'Jun', 'Jul', 'Aug', 'Sep', 'Oct', 'Nov', 'Dec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6"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/>
          <table:table-cell table:number-columns-repeated="2"/>
          <table:table-cell office:value-type="string" calcext:value-type="string">
            <text:p>{1, 2, 3, 4, 5, 6, 7, 8, 9, 10, 11, 12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_theme</text:p>
          </table:table-cell>
          <table:table-cell table:number-columns-repeated="2" office:value-type="string" calcext:value-type="string">
            <text:p>them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8"/>
          <table:table-cell table:style-name="ce11" table:number-columns-repeated="3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m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lde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ckgroundColou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  <table:table-cell table:style-name="ce11" table:number-columns-repeated="2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ckgroundIm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Fac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Siz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ntColou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_language</text:p>
          </table:table-cell>
          <table:table-cell table:number-columns-repeated="2" office:value-type="string" calcext:value-type="string">
            <text:p>langu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/>
          <table:table-cell table:number-columns-repeated="11"/>
          <table:table-cell office:value-type="string" calcext:value-type="string">
            <text:p>{1,2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guag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{'English', 'Kiswahili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{'En', 'Sw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_country</text:p>
          </table:table-cell>
          <table:table-cell table:number-columns-repeated="2" office:value-type="string" calcext:value-type="string">
            <text:p>count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@import://country.csv/country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unt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7"/>
          <table:table-cell office:value-type="string" calcext:value-type="string">
            <text:p>@import://country.csv/countryNam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number-columns-repeated="2" table:style-name="ce11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@import://country.csv/abbreviatio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number-columns-repeated="2" table:style-name="ce11" office:value-type="boolean" office:boolean-value="false" calcext:value-type="boolean">
            <text:p>FALSE</text:p>
          </table:table-cell>
          <table:table-cell table:number-columns-repeated="18"/>
          <table:table-cell office:value-type="string" calcext:value-type="string">
            <text:p>@import://country.csv/cod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zon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12" office:value-type="string" calcext:value-type="string">
            <text:p>'03:00'</text:p>
          </table:table-cell>
          <table:table-cell table:number-columns-repeated="12"/>
          <table:table-cell office:value-type="string" calcext:value-type="string">
            <text:p>@import://country.csv/timez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PTimezone</text:p>
          </table:table-cell>
          <table:table-cell office:value-type="string" calcext:value-type="string">
            <text:p>_pHPTimezone</text:p>
          </table:table-cell>
          <table:table-cell table:number-columns-repeated="2" office:value-type="string" calcext:value-type="string">
            <text:p>zon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zon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17"/>
          <table:table-cell office:value-type="string" calcext:value-type="string">
            <text:p>{'africa/dar_es_salaam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_profile</text:p>
          </table:table-cell>
          <table:table-cell table:number-columns-repeated="2" office:value-type="string" calcext:value-type="string">
            <text:p>pro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Person.php://Person.calculateAg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fil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"^[A-Za-z](\w|\W){3,95}$"</text:p>
          </table:table-cell>
          <table:table-cell office:value-type="string" calcext:value-type="string">
            <text:p>"Must be between 4 and 96 characters, must start with Alphabet"</text:p>
          </table:table-cell>
          <table:table-cell office:value-type="string" calcext:value-type="string">
            <text:p>'Default Profile'</text:p>
          </table:table-cell>
          <table:table-cell table:number-columns-repeated="12"/>
          <table:table-cell office:value-type="string" calcext:value-type="string">
            <text:p>{'Mbwambo Super Specialized Hospital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stem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"^[A-Za-z](\w|\W){3,108}$"</text:p>
          </table:table-cell>
          <table:table-cell office:value-type="string" calcext:value-type="string">
            <text:p>"Must be between 4 and 108 characters, must start with Alphabet"</text:p>
          </table:table-cell>
          <table:table-cell office:value-type="string" calcext:value-type="string">
            <text:p>'Default Sys'</text:p>
          </table:table-cell>
          <table:table-cell table:number-columns-repeated="12"/>
          <table:table-cell office:value-type="string" calcext:value-type="string">
            <text:p>{'Health Management Information System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7"/>
          <table:table-cell office:value-type="string" calcext:value-type="string">
            <text:p>{'+255754499424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therCommunic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ebsit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2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13"/>
          <table:table-cell office:value-type="string" calcext:value-type="string">
            <text:p>{'P.O Box 870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it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2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3"/>
          <table:table-cell office:value-type="string" calcext:value-type="string">
            <text:p>{'Moshi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2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3"/>
          <table:table-cell office:value-type="string" calcext:value-type="string">
            <text:p>{'Kilimanjaro'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untry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ountry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{227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HPTimezoneId</text:p>
          </table:table-cell>
          <table:table-cell table:number-columns-repeated="2" office:value-type="string" calcext:value-type="string">
            <text:p>PHPTimezone</text:p>
          </table:table-cell>
          <table:table-cell/>
          <table:table-cell office:value-type="string" calcext:value-type="string">
            <text:p>zone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ob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10"/>
          <table:table-cell table:style-name="ce11" table:number-columns-repeated="2"/>
          <table:table-cell table:number-columns-repeated="9"/>
          <table:table-cell office:value-type="string" calcext:value-type="string">
            <text:p>{'420321601'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rstDayOfAWeekId</text:p>
          </table:table-cell>
          <table:table-cell office:value-type="string" calcext:value-type="string">
            <text:p>firstDayOfAWeek</text:p>
          </table:table-cell>
          <table:table-cell office:value-type="string" calcext:value-type="string">
            <text:p>DaysOfAWeek</text:p>
          </table:table-cell>
          <table:table-cell/>
          <table:table-cell office:value-type="string" calcext:value-type="string">
            <text:p>day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{1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mlFil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7"/>
          <table:table-cell office:value-type="string" calcext:value-type="string">
            <text:p>{'data/profile/profile.xml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mlFileChecksum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erIP4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'192.168.1.1'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alAreaNetwork4Mask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'255.255.255.0'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NumberOfReturnedSearchRecords</text:p>
          </table:table-cell>
          <table:table-cell office:value-type="string" calcext:value-type="string">
            <text:p>maximumNumberOfReturnedSearchRecord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"^[1-9]\d{0,3}$"</text:p>
          </table:table-cell>
          <table:table-cell office:value-type="string" calcext:value-type="string">
            <text:p>"1 - 9999 only"</text:p>
          </table:table-cell>
          <table:table-cell office:value-type="float" office:value="512" calcext:value-type="float">
            <text:p>51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NumberOfDisplayedRowsPerPage</text:p>
          </table:table-cell>
          <table:table-cell office:value-type="string" calcext:value-type="string">
            <text:p>maximumNumberOfDisplayedRowsPerP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"^[2-9]|[1-9][0-9]|[1]([0-1][0-9]|[2][0-8])$"</text:p>
          </table:table-cell>
          <table:table-cell office:value-type="string" calcext:value-type="string">
            <text:p>"2 - 128 only"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inAgeCriteriaForUsers</text:p>
          </table:table-cell>
          <table:table-cell office:value-type="string" calcext:value-type="string">
            <text:p>minimumAgeCriteriaForUser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"^[2-9]|[1-9][0-9][0-9]?|[2][0][0]$"</text:p>
          </table:table-cell>
          <table:table-cell office:value-type="string" calcext:value-type="string">
            <text:p>"2 - 200 only"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lic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11"/>
          <table:table-cell table:number-columns-repeated="8"/>
          <table:table-cell table:style-name="ce11" table:number-columns-repeated="2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ers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11" table:number-columns-repeated="2"/>
          <table:table-cell table:number-columns-repeated="9"/>
          <table:table-cell office:value-type="string" calcext:value-type="string">
            <text:p>{'3.46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n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ystemHash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seUR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11"/>
          <table:table-cell table:number-columns-repeated="15"/>
          <table:table-cell office:value-type="string" calcext:value-type="string">
            <text:p>{'http:///localhost:8080/zoomtong.devel/html/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kStatic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2"/>
          <table:table-cell table:style-name="ce11"/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11"/>
          <table:table-cell office:value-type="string" calcext:value-type="string">
            <text:p>{1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_groups</text:p>
          </table:table-cell>
          <table:table-cell table:number-columns-repeated="2" office:value-type="string" calcext:value-type="string">
            <text:p>groupI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@import://groups.csv/group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"^[A-Za-z](\w|\W){2,95}$"</text:p>
          </table:table-cell>
          <table:table-cell office:value-type="string" calcext:value-type="string">
            <text:p>"Must be between 2 and 96 characters, must start with Alphabet"</text:p>
          </table:table-cell>
          <table:table-cell table:number-columns-repeated="13"/>
          <table:table-cell office:value-type="string" calcext:value-type="string">
            <text:p>@import://groups.csv/groupNam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d</text:p>
          </table:table-cell>
          <table:table-cell office:value-type="string" calcext:value-type="string">
            <text:p>parentGroup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groups.csv/parentGroup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@import://groups.csv/r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bTitle</text:p>
          </table:table-cell>
          <table:table-cell office:value-type="string" calcext:value-type="string">
            <text:p>_jobTitle</text:p>
          </table:table-cell>
          <table:table-cell table:number-columns-repeated="2" office:value-type="string" calcext:value-type="string">
            <text:p>job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@import://jobtitle.csv/job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job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13"/>
          <table:table-cell office:value-type="string" calcext:value-type="string">
            <text:p>@import://jobtitle.csv/jobNam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_sex</text:p>
          </table:table-cell>
          <table:table-cell table:number-columns-repeated="2" office:value-type="string" calcext:value-type="string">
            <text:p>sex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x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{'Male', 'Female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_marital</text:p>
          </table:table-cell>
          <table:table-cell table:number-columns-repeated="2" office:value-type="string" calcext:value-type="string">
            <text:p>marital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<text:s/></text:p>
          </table:table-cell>
          <table:table-cell table:number-columns-repeated="19"/>
          <table:table-cell office:value-type="string" calcext:value-type="string">
            <text:p>{1,2,3,4,5,6,7,8,9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rital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table:number-columns-repeated="17"/>
          <table:table-cell office:value-type="string" calcext:value-type="string">
            <text:p>{'Single', 'Married', 'Divorced', 'Widowed', 'Widower', 'Cohabiting', 'Civil Union', 'Domestic Partner', 'Unmarried Partner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Status</text:p>
          </table:table-cell>
          <table:table-cell office:value-type="string" calcext:value-type="string">
            <text:p>_userStatus</text:p>
          </table:table-cell>
          <table:table-cell table:number-columns-repeated="2" office:value-type="string" calcext:value-type="string">
            <text:p>statu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{'Alive', 'Dead', 'Leave', 'Martenity', 'Partenity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 table:number-columns-repeated="18"/>
          <table:table-cell office:value-type="string" calcext:value-type="string">
            <text:p>{1, 2, 3, 4, 5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liv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{1, 0, 1, 1, 1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urityQuestion</text:p>
          </table:table-cell>
          <table:table-cell office:value-type="string" calcext:value-type="string">
            <text:p>_securityQuestion</text:p>
          </table:table-cell>
          <table:table-cell table:number-columns-repeated="2" office:value-type="string" calcext:value-type="string">
            <text:p>ques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@import://securityQuestion.csv/question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est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96" calcext:value-type="float">
            <text:p>96</text:p>
          </table:table-cell>
          <table:table-cell table:number-columns-repeated="17"/>
          <table:table-cell office:value-type="string" calcext:value-type="string">
            <text:p>@import://securityQuestion.csv/question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_login</text:p>
          </table:table-cell>
          <table:table-cell table:number-columns-repeated="2" office:value-type="string" calcext:value-type="string">
            <text:p>logi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@import://login.csv/loginId</text:p>
          </table:table-cell>
          <table:table-cell table:number-columns-repeated="2"/>
          <table:table-cell office:value-type="string" calcext:value-type="string">
            <text:p>{'USER_SYSTEM': '1','USER_MEDICAL_DOCTOR':'2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gi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"^([A-Za-z](\w){1,31})|(((\w+\+*\-*)+\.?)+@((\w+\+*\-*)+\.?)*[\w-]+\.[a-z]{2,6})$"</text:p>
          </table:table-cell>
          <table:table-cell office:value-type="string" calcext:value-type="string">
            <text:p>"Username, min length=2, max length=32, must start with Alphabet and no special characters ie. ' ^ &amp; etc or a VALID EMAIL ADDRESS"</text:p>
          </table:table-cell>
          <table:table-cell table:number-columns-repeated="13"/>
          <table:table-cell office:value-type="string" calcext:value-type="string">
            <text:p>@import://login.csv/loginNam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sword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3"/>
          <table:table-cell table:style-name="ce11" office:value-type="boolean" office:boolean-value="false" calcext:value-type="boolean">
            <text:p>FALSE</text:p>
          </table:table-cell>
          <table:table-cell table:number-columns-repeated="3"/>
          <table:table-cell table:number-columns-repeated="4" table:style-name="ce11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@import://login.csv/passwor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ull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2 - 48 characters, must start with an Alphabet"</text:p>
          </table:table-cell>
          <table:table-cell table:number-columns-repeated="13"/>
          <table:table-cell office:value-type="string" calcext:value-type="string">
            <text:p>@import://login.csv/fullNam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roup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group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se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ritalId</text:p>
          </table:table-cell>
          <table:table-cell office:value-type="string" calcext:value-type="string">
            <text:p>marital</text:p>
          </table:table-cell>
          <table:table-cell office:value-type="string" calcext:value-type="string">
            <text:p>Marital</text:p>
          </table:table-cell>
          <table:table-cell/>
          <table:table-cell office:value-type="string" calcext:value-type="string">
            <text:p>marital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marital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;;;;;;;;;;;;;;;;;;;;;;;;;;;;;;;;;;;;;;;;;;;;;;;;;;;;;;;;;;;;;;;;;;;;;;;;;;;;;;;;;;;;;;;;;;;;;;;;;;;;;;;;;;;;;;;;;;;;;;;;;;;;;;;;;;;;;;;;;;;;;;;;;;;;;;;;;;;;;;;;;;;;;;;;;;;;;;;;;;;;;;;;;;;;;;;;;;;;;;;;;;;;;;;;;;;;;;;;;;;;;;;;;;;;;;;;;;;;;;;;;;;;;;;;;;;;;;;'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jobId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jobTitl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@import://login.csv/root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itializationCount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@import://login.csv/initializationCount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@import://login.csv/ph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@import://login.csv/email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tatusId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UserStatus</text:p>
          </table:table-cell>
          <table:table-cell/>
          <table:table-cell office:value-type="string" calcext:value-type="string">
            <text:p>status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@import://login.csv/statu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Typ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@import://login.csv/userTyp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userRef</text:p>
          </table:table-cell>
          <table:table-cell office:value-type="string" calcext:value-type="string">
            <text:p>user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office:value-type="string" calcext:value-type="string">
            <text:p>@import://login.csv/userReferenc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t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qnSecurity1</text:p>
          </table:table-cell>
          <table:table-cell office:value-type="string" calcext:value-type="string">
            <text:p>firstSecurityQuestion</text:p>
          </table:table-cell>
          <table:table-cell office:value-type="string" calcext:value-type="string">
            <text:p>SecurityQuestion</text:p>
          </table:table-cell>
          <table:table-cell/>
          <table:table-cell office:value-type="string" calcext:value-type="string">
            <text:p>question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firstSecurityQues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nsSecurity1</text:p>
          </table:table-cell>
          <table:table-cell office:value-type="string" calcext:value-type="string">
            <text:p>firstSecurityAnsw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3"/>
          <table:table-cell office:value-type="string" calcext:value-type="string">
            <text:p>@import://login.csv/firstSecurityAnsw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qnSecurity2</text:p>
          </table:table-cell>
          <table:table-cell office:value-type="string" calcext:value-type="string">
            <text:p>secondSecurityQuestion</text:p>
          </table:table-cell>
          <table:table-cell office:value-type="string" calcext:value-type="string">
            <text:p>SecurityQuestion</text:p>
          </table:table-cell>
          <table:table-cell/>
          <table:table-cell office:value-type="string" calcext:value-type="string">
            <text:p>question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secondSecurityQuestion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nsSecurity2</text:p>
          </table:table-cell>
          <table:table-cell office:value-type="string" calcext:value-type="string">
            <text:p>secondSecurityAnsw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13"/>
          <table:table-cell office:value-type="string" calcext:value-type="string">
            <text:p>@import://login.csv/secondSecurityAnsw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rstDayOfAWeekId</text:p>
          </table:table-cell>
          <table:table-cell office:value-type="string" calcext:value-type="string">
            <text:p>firstDayOfAWeek</text:p>
          </table:table-cell>
          <table:table-cell office:value-type="string" calcext:value-type="string">
            <text:p>DaysOfAWeek</text:p>
          </table:table-cell>
          <table:table-cell/>
          <table:table-cell office:value-type="string" calcext:value-type="string">
            <text:p>day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login.csv/firstDayOfAWeek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ndom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stLoginTim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10"/>
          <table:table-cell table:style-name="ce11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MedicalDoctor</text:p>
          </table:table-cell>
          <table:table-cell office:value-type="string" calcext:value-type="string">
            <text:p>_medicalDoctor</text:p>
          </table:table-cell>
          <table:table-cell table:number-columns-repeated="2" office:value-type="string" calcext:value-type="string">
            <text:p>docto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medicaldoctor.csv/doctorId</text:p>
          </table:table-cell>
          <table:table-cell table:number-columns-repeated="3"/>
          <table:table-cell office:value-type="string" calcext:value-type="string">
            <text:p>MedicalDoctor.php://MedicalDoctor.loadAllData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in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medicaldoctor.csv/logi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pecialis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@import://medicaldoctor.csv/special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stemUser</text:p>
          </table:table-cell>
          <table:table-cell office:value-type="string" calcext:value-type="string">
            <text:p>_systemUser</text:p>
          </table:table-cell>
          <table:table-cell table:number-columns-repeated="2" office:value-type="string" calcext:value-type="string">
            <text:p>us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ystemuser.csv/userId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in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<text:span text:style-name="T1">@import://systemuser.csv</text:span>/log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rovalSequenceSchema</text:p>
          </table:table-cell>
          <table:table-cell office:value-type="string" calcext:value-type="string">
            <text:p>_approvalSequenceSchema</text:p>
          </table:table-cell>
          <table:table-cell table:number-columns-repeated="2" office:value-type="string" calcext:value-type="string">
            <text:p>schem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chema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edJobList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ingJobList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Valid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faultApprove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'Approved By'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pprovalSequenceData</text:p>
          </table:table-cell>
          <table:table-cell office:value-type="string" calcext:value-type="string">
            <text:p>_approvalSequenceData</text:p>
          </table:table-cell>
          <table:table-cell table:number-columns-repeated="2" office:value-type="string" calcext:value-type="string">
            <text:p>data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hemaI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ApprovalSequenceSchema</text:p>
          </table:table-cell>
          <table:table-cell/>
          <table:table-cell office:value-type="string" calcext:value-type="string">
            <text:p>schema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JobToApprove</text:p>
          </table:table-cell>
          <table:table-cell office:value-type="string" calcext:value-type="string">
            <text:p>JobTitle</text:p>
          </table:table-cell>
          <table:table-cell/>
          <table:table-cell office:value-type="string" calcext:value-type="string">
            <text:p>jobId</text:p>
          </table:table-cell>
          <table:table-cell office:value-type="string" calcext:value-type="string">
            <text:p>object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lreadyApprovedList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list-objec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Registration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10"/>
          <table:table-cell table:style-name="ce11" table:number-columns-repeated="2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pecialInstruc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tientRegistrationType</text:p>
          </table:table-cell>
          <table:table-cell office:value-type="string" calcext:value-type="string">
            <text:p>_patientRegistrationType</text:p>
          </table:table-cell>
          <table:table-cell table:number-columns-repeated="2" office:value-type="string" calcext:value-type="string">
            <text:p>typ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}</text:p>
          </table:table-cell>
          <table:table-cell table:number-columns-repeated="2"/>
          <table:table-cell office:value-type="string" calcext:value-type="string">
            <text:p>{'PATIENT_TRANSFER_IN':'1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{'Transfer In','Min Registration','Full Registration'}</text:p>
          </table:table-cell>
          <table:table-cell table:number-columns-repeated="2"/>
          <table:table-cell office:value-type="string" calcext:value-type="string">
            <text:p>{'PATIENT_MIN_REGISTRATION':'2','PATIENT_FULL_REGISTRATION':'3'}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_patient</text:p>
          </table:table-cell>
          <table:table-cell table:number-columns-repeated="2" office:value-type="string" calcext:value-type="string">
            <text:p>pati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3"/>
          <table:table-cell office:value-type="string" calcext:value-type="string">
            <text:p>{'NEW_VISIT':'1','NEW_CASE':'2'}</text:p>
          </table:table-cell>
          <table:table-cell office:value-type="string" calcext:value-type="string">
            <text:p>Patient.php://Patient.getPatientName,Patient.getCaseStatusScreen,Patient.getTotalBalance,Patient.getBalanceStatusScreen,Patient.getCurrentVisitMedicalDoctor,Patient.hasPendingBalance,Patient.getCurrentVisit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(\w|\W){2,64}$"</text:p>
          </table:table-cell>
          <table:table-cell office:value-type="string" calcext:value-type="string">
            <text:p>"Must be between 2 and 64characters"</text:p>
          </table:table-cell>
          <table:table-cell table:number-columns-repeated="16"/>
          <table:table-cell office:value-type="string" calcext:value-type="string">
            <text:p>{'MY_PATIENTS': '1', 'ALL_PATIENTS': '2', 'INPATIENT': '3', 'OUTPATIENT': '4'}</text:p>
          </table:table-cell>
          <table:table-cell office:value-type="string" calcext:value-type="string">
            <text:p>Person.php://Person.calculateAge</text:p>
          </table:table-cell>
          <table:table-cell table:number-columns-repeated="6"/>
          <table:table-cell office:value-type="string" calcext:value-type="string">
            <text:p>registrationNumberOnSave</text:p>
          </table:table-cell>
          <table:table-cell office:value-type="string" calcext:value-type="string">
            <text:p>registrationNumberOnDisplay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Type</text:p>
          </table:table-cell>
          <table:table-cell office:value-type="string" calcext:value-type="string">
            <text:p>PatientRegistrationType</text:p>
          </table:table-cell>
          <table:table-cell/>
          <table:table-cell office:value-type="string" calcext:value-type="string">
            <text:p>typ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tatusId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UserStatus</text:p>
          </table:table-cell>
          <table:table-cell/>
          <table:table-cell office:value-type="string" calcext:value-type="string">
            <text:p>status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nam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characters, must start with Alphabet"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therNames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ob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ress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(\w|\s){2,64}$"</text:p>
          </table:table-cell>
          <table:table-cell office:value-type="string" calcext:value-type="string">
            <text:p>"Must be between 2 and 64 characters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ib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ath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ccup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encellLeader </text:p>
          </table:table-cell>
          <table:table-cell office:value-type="string" calcext:value-type="string">
            <text:p>tencellLead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currentCa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Point to Current C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t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/>
          <table:table-cell table:number-columns-repeated="27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loodGroup</text:p>
          </table:table-cell>
          <table:table-cell office:value-type="string" calcext:value-type="string">
            <text:p>BloodGroup</text:p>
          </table:table-cell>
          <table:table-cell/>
          <table:table-cell office:value-type="string" calcext:value-type="string">
            <text:p>group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office:value-type="string" calcext:value-type="string">
            <text:p>PatientCaseType</text:p>
          </table:table-cell>
          <table:table-cell office:value-type="string" calcext:value-type="string">
            <text:p>_patientCaseType</text:p>
          </table:table-cell>
          <table:table-cell table:number-columns-repeated="2" office:value-type="string" calcext:value-type="string">
            <text:p>typ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}</text:p>
          </table:table-cell>
          <table:table-cell table:number-columns-repeated="2"/>
          <table:table-cell office:value-type="string" calcext:value-type="string">
            <text:p>{'OPEN': '1', 'CLOSED': '2', 'TRANSFERRED_OUT': '3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{'Open','Closed','Transferred Out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ientMovementStage</text:p>
          </table:table-cell>
          <table:table-cell office:value-type="string" calcext:value-type="string">
            <text:p>_patient_movement_stage</text:p>
          </table:table-cell>
          <table:table-cell table:number-columns-repeated="2" office:value-type="string" calcext:value-type="string">
            <text:p>st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,4,5,6,7,8,9,10,11,12,13}</text:p>
          </table:table-cell>
          <table:table-cell table:number-columns-repeated="2"/>
          <table:table-cell office:value-type="string" calcext:value-type="string">
            <text:p>{'NEW_REGISTRATION': '1', 'CONTINUING_VISIT': '2', 'TRIAGE': '3', 'LABORATORY_EXAMINATION': '4', 'MEDICAL_DOCTOR_CONSULTATION': '5', 'PHARMACY': '6', 'SCHEDULED_APPOINTMENT': '7', 'REFERRAL_OUT': '8', 'NURSE_STATION': '9','LOOP_MEDICAL_DOCTOR_CONSULTATION': '10', 'DISEASE_ANALYSIS':'11', 'ADMISSION':'12','CASE_CLOSED':'13'}</text:p>
          </table:table-cell>
          <table:table-cell office:value-type="string" calcext:value-type="string">
            <text:p>PatientMovementStage.php://PatientMovementStage.updatePatientStageAndQueu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g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{'New Registration', 'Continuing Visit', 'Triage', 'Laboratory Examination', 'Consultation', 'Pharmacy', 'Scheduled Appointment', 'Referral for Further Checkup', 'Nurse Station', 'Loop Consultation', 'Disease Analysis','Admission', 'Case Closed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irePaymen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{1,1,0,1,1,1,1,1,1,0,0,1,0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_healthInsurance</text:p>
          </table:table-cell>
          <table:table-cell table:number-columns-repeated="2" office:value-type="string" calcext:value-type="string">
            <text:p>insuran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anc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{'Default Health Insurance Cover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^[A-Za-z](\w|\W){1,15}$"</text:p>
          </table:table-cell>
          <table:table-cell office:value-type="string" calcext:value-type="string">
            <text:p>"Must be between 2 and 16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{'DHIC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128" calcext:value-type="float">
            <text:p>128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{'P.O BOX 0000 DODOMA'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ccount_limit</text:p>
          </table:table-cell>
          <table:table-cell office:value-type="string" calcext:value-type="string">
            <text:p>accountLimi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ccount_due</text:p>
          </table:table-cell>
          <table:table-cell office:value-type="string" calcext:value-type="string">
            <text:p>accountDu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ccount_balance</text:p>
          </table:table-cell>
          <table:table-cell office:value-type="string" calcext:value-type="string">
            <text:p>accountBalanc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laims_submission_path</text:p>
          </table:table-cell>
          <table:table-cell office:value-type="string" calcext:value-type="string">
            <text:p>claimsSubmissionPath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500" calcext:value-type="float">
            <text:p>500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2"/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PatientCase</text:p>
          </table:table-cell>
          <table:table-cell office:value-type="string" calcext:value-type="string">
            <text:p>_patientCase</text:p>
          </table:table-cell>
          <table:table-cell table:number-columns-repeated="2" office:value-type="string" calcext:value-type="string">
            <text:p>cas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PatientCase.php://PatientCase.invalidateNextStag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seType</text:p>
          </table:table-cell>
          <table:table-cell office:value-type="string" calcext:value-type="string">
            <text:p>PatientCaseType</text:p>
          </table:table-cell>
          <table:table-cell/>
          <table:table-cell office:value-type="string" calcext:value-type="string">
            <text:p>typ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ointment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rrent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insuranceI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Insurance</text:p>
          </table:table-cell>
          <table:table-cell/>
          <table:table-cell office:value-type="string" calcext:value-type="string">
            <text:p>insurance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currentVisi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tientVisit</text:p>
          </table:table-cell>
          <table:table-cell office:value-type="string" calcext:value-type="string">
            <text:p>_patientVisit</text:p>
          </table:table-cell>
          <table:table-cell table:number-columns-repeated="2" office:value-type="string" calcext:value-type="string">
            <text:p>visi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isitCount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table:number-columns-repeated="2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nsuranceI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Insurance</text:p>
          </table:table-cell>
          <table:table-cell/>
          <table:table-cell office:value-type="string" calcext:value-type="string">
            <text:p>insuranceId</text:p>
          </table:table-cell>
          <table:table-cell office:value-type="string" calcext:value-type="string">
            <text:p>object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_currency</text:p>
          </table:table-cell>
          <table:table-cell table:number-columns-repeated="2" office:value-type="string" calcext:value-type="string">
            <text:p>currenc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}</text:p>
          </table:table-cell>
          <table:table-cell table:number-columns-repeated="2"/>
          <table:table-cell office:value-type="string" calcext:value-type="string">
            <text:p>{'LOCAL_CURRENCY':'1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rrenc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"^[A-Za-z](\w|\W){1,47}$"</text:p>
          </table:table-cell>
          <table:table-cell office:value-type="string" calcext:value-type="string">
            <text:p>"Must be between 2 and 48 characters, must start with Alphabet"</text:p>
          </table:table-cell>
          <table:table-cell table:number-columns-repeated="13"/>
          <table:table-cell office:value-type="string" calcext:value-type="string">
            <text:p>{'Tanzania Shilling','United States Dollar', 'British Pound','European Currency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^[A-Za-z](\w|\W){1,7}$"</text:p>
          </table:table-cell>
          <table:table-cell office:value-type="string" calcext:value-type="string">
            <text:p>"Must be between 2 and 8 characters, must start with Alphabet"</text:p>
          </table:table-cell>
          <table:table-cell table:number-columns-repeated="13"/>
          <table:table-cell office:value-type="string" calcext:value-type="string">
            <text:p>{'TZS', 'USD', 'BGP','EURO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viceCategory</text:p>
          </table:table-cell>
          <table:table-cell office:value-type="string" calcext:value-type="string">
            <text:p>_service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,4,5,6,7,8,9,10,999}</text:p>
          </table:table-cell>
          <table:table-cell table:number-columns-repeated="2"/>
          <table:table-cell office:value-type="string" calcext:value-type="string">
            <text:p>{'REGISTRATION':'1','CONSULTATION':'2','PLAIN_CONVENTION_X_RAY':'3','ULTRA_SOUND':'4','CONTRAST_STUDIES':'5','LABORATORY_EXAMINATION':'6', 'PHARMACEUTICAL': '7', 'NURSE_STATION': '8','OPEN_SURGERY':'9','ENDOSCOPIC_SURGERY':'10','CUSTOM_CATEGORY':'999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{'Registration', 'Consultation', 'Plain/Convention X-RAY', 'Ultrasound', 'Contrast Studies', 'Laboratory Examination', 'Pharmaceutical', 'Nurse Station', 'Open Surgery', 'Endoscopic Surgery', 'Custom Category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_service</text:p>
          </table:table-cell>
          <table:table-cell table:number-columns-repeated="2" office:value-type="string" calcext:value-type="string">
            <text:p>servi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serviceId</text:p>
          </table:table-cell>
          <table:table-cell office:value-type="string" calcext:value-type="string">
            <text:p>serviceI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serviceNam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Static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<text:s/>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serviceStatic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7"/>
          <table:table-cell table:style-name="ce14" office:value-type="boolean" office:boolean-value="false" calcext:value-type="boolean">
            <text:p>FALSE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currencyI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3"/>
          <table:table-cell office:value-type="string" calcext:value-type="string">
            <text:p>"^\d{1,9}$"</text:p>
          </table:table-cell>
          <table:table-cell office:value-type="string" calcext:value-type="string">
            <text:p>"Accept Maximum of 9 digits"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amoun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ervice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<text:s/></text:p>
          </table:table-cell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categoryI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untabl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@import://services.csv/count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viceLogSequence</text:p>
          </table:table-cell>
          <table:table-cell office:value-type="string" calcext:value-type="string">
            <text:p>_servicelogsequence</text:p>
          </table:table-cell>
          <table:table-cell table:number-columns-repeated="2" office:value-type="string" calcext:value-type="string">
            <text:p>sequen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1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3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ocRefNumber</text:p>
          </table:table-cell>
          <table:table-cell office:value-type="string" calcext:value-type="string">
            <text:p>documentReference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ocRef</text:p>
          </table:table-cell>
          <table:table-cell office:value-type="string" calcext:value-type="string">
            <text:p>document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erviceRef</text:p>
          </table:table-cell>
          <table:table-cell office:value-type="string" calcext:value-type="string">
            <text:p>servic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ypeRef</text:p>
          </table:table-cell>
          <table:table-cell office:value-type="string" calcext:value-type="string">
            <text:p>typ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itCos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1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2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3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4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5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6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traField7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128" calcext:value-type="float">
            <text:p>128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PatientInvoice</text:p>
          </table:table-cell>
          <table:table-cell office:value-type="string" calcext:value-type="string">
            <text:p>_patient_invoice</text:p>
          </table:table-cell>
          <table:table-cell table:number-columns-repeated="2" office:value-type="string" calcext:value-type="string">
            <text:p>invoic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PatientInvoice.php://PatientInvoice.getPaidAmount,PatientInvoice.getUnpaidAmount,PatientInvoice.getPDFPrintOut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voice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sc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BeforeDisc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lanc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otalPaid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sur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insuranceI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Insurance</text:p>
          </table:table-cell>
          <table:table-cell/>
          <table:table-cell office:value-type="string" calcext:value-type="string">
            <text:p>insurance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rgeT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32" calcext:value-type="float">
            <text:p>32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ackMonit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32" calcext:value-type="float">
            <text:p>32</text:p>
          </table:table-cell>
          <table:table-cell/>
          <table:table-cell table:style-name="ce11"/>
          <table:table-cell table:number-columns-repeated="2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LogSequence</text:p>
          </table:table-cell>
          <table:table-cell office:value-type="string" calcext:value-type="string">
            <text:p>ServiceLogSequence</text:p>
          </table:table-cell>
          <table:table-cell/>
          <table:table-cell office:value-type="string" calcext:value-type="string">
            <text:p>sequen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/>
          <table:table-cell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par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paredBy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pdateApproval</text:p>
          </table:table-cell>
          <table:table-cell office:value-type="string" calcext:value-type="string">
            <text:p>ApprovalSequenceData</text:p>
          </table:table-cell>
          <table:table-cell/>
          <table:table-cell office:value-type="string" calcext:value-type="string">
            <text:p>dataId</text:p>
          </table:table-cell>
          <table:table-cell office:value-type="string" calcext:value-type="string">
            <text:p>object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atientReceipt</text:p>
          </table:table-cell>
          <table:table-cell office:value-type="string" calcext:value-type="string">
            <text:p>_patient_receipt</text:p>
          </table:table-cell>
          <table:table-cell table:number-columns-repeated="2" office:value-type="string" calcext:value-type="string">
            <text:p>receip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PatientReceipt.php://PatientReceipt.getPDFPrintOut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ceipt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par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office:value-type="string" calcext:value-type="string">
            <text:p><text:s/>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invoiceId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PatientInvoice</text:p>
          </table:table-cell>
          <table:table-cell/>
          <table:table-cell office:value-type="string" calcext:value-type="string">
            <text:p>invoic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y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yerPhone</text:p>
          </table:table-cell>
          <table:table-cell table:number-columns-repeated="3"/>
          <table:table-cell office:value-type="string" calcext:value-type="string">
            <text:p>phone</text:p>
          </table:table-cell>
          <table:table-cell/>
          <table:table-cell table:style-name="ce11"/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tientLog</text:p>
          </table:table-cell>
          <table:table-cell office:value-type="string" calcext:value-type="string">
            <text:p>_patientLog</text:p>
          </table:table-cell>
          <table:table-cell table:number-columns-repeated="2" office:value-type="string" calcext:value-type="string">
            <text:p>lo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visitRef</text:p>
          </table:table-cell>
          <table:table-cell office:value-type="string" calcext:value-type="string">
            <text:p>patientVisitReference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tient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inancialLogCategory</text:p>
          </table:table-cell>
          <table:table-cell office:value-type="string" calcext:value-type="string">
            <text:p>_financialLog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}</text:p>
          </table:table-cell>
          <table:table-cell table:number-columns-repeated="2"/>
          <table:table-cell office:value-type="string" calcext:value-type="string">
            <text:p>{'RECEIPT': '1', 'REFUND': '2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"^[A-Za-z](\w|\W){1,31}$"</text:p>
          </table:table-cell>
          <table:table-cell office:value-type="string" calcext:value-type="string">
            <text:p>"Must be between 2 and 32 characters, must start with Alphabet"</text:p>
          </table:table-cell>
          <table:table-cell/>
          <table:table-cell table:style-name="ce11" table:number-columns-repeated="3"/>
          <table:table-cell table:number-columns-repeated="9"/>
          <table:table-cell office:value-type="string" calcext:value-type="string">
            <text:p>{'Receipt Issued', 'Refund Processed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ancialLog</text:p>
          </table:table-cell>
          <table:table-cell office:value-type="string" calcext:value-type="string">
            <text:p>_financialLog</text:p>
          </table:table-cell>
          <table:table-cell table:number-columns-repeated="2" office:value-type="string" calcext:value-type="string">
            <text:p>lo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13"/>
          <table:table-cell office:value-type="string" calcext:value-type="string">
            <text:p>FinancialLog.php://FinancialLog.createLog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inancialLog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s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office:value-type="float" office:value="56" calcext:value-type="float">
            <text:p>56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arge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<text:s/></text:p>
          </table:table-cell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80" calcext:value-type="float">
            <text:p>80</text:p>
          </table:table-cell>
          <table:table-cell table:number-columns-repeated="5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redi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2"/>
          <table:table-cell table:style-name="ce11"/>
          <table:table-cell table:number-columns-repeated="5"/>
          <table:table-cell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urrencyI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urrenc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mainingAmoun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_hospital</text:p>
          </table:table-cell>
          <table:table-cell table:number-columns-repeated="2" office:value-type="string" calcext:value-type="string">
            <text:p>hospital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}</text:p>
          </table:table-cell>
          <table:table-cell table:number-columns-repeated="2"/>
          <table:table-cell office:value-type="string" calcext:value-type="string">
            <text:p>{'INIT_ID':'1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{6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Registrat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{1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Block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{2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gistrationNumberBlockSeparatorCharact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'-'</text:p>
          </table:table-cell>
          <table:table-cell table:number-columns-repeated="12"/>
          <table:table-cell office:value-type="string" calcext:value-type="string">
            <text:p>{'-'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mpRegistrationNumberWidth</text:p>
          </table:table-cell>
          <table:table-cell office:value-type="string" calcext:value-type="string">
            <text:p>temporaryRegistration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{4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empNextRegistrationNumber</text:p>
          </table:table-cell>
          <table:table-cell office:value-type="string" calcext:value-type="string">
            <text:p>temporaryNextRegistration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{1}</text:p>
          </table:table-cell>
          <table:table-cell table:number-columns-repeated="3"/>
          <table:table-cell office:value-type="string" calcext:value-type="string">
            <text:p>Hospital.php://Hospital.generateRegistrationNumb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mpRegistrationNumberPrefix</text:p>
          </table:table-cell>
          <table:table-cell office:value-type="string" calcext:value-type="string">
            <text:p>temporaryRegistrationNumberPrefi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'MBW/PAT/'</text:p>
          </table:table-cell>
          <table:table-cell table:number-columns-repeated="12"/>
          <table:table-cell office:value-type="string" calcext:value-type="string">
            <text:p>{'MBW/PAT/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voice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{4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Invoice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{1}</text:p>
          </table:table-cell>
          <table:table-cell table:number-columns-repeated="3"/>
          <table:table-cell office:value-type="string" calcext:value-type="string">
            <text:p>Hospital.php://Hospital.generateInvoiceNumber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voiceNumberPrefi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'MBW/INV/'</text:p>
          </table:table-cell>
          <table:table-cell table:number-columns-repeated="12"/>
          <table:table-cell office:value-type="string" calcext:value-type="string">
            <text:p>{'MBW/INV/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ceiptNumberWidth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{4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xtReceipt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{1}</text:p>
          </table:table-cell>
          <table:table-cell table:number-columns-repeated="3"/>
          <table:table-cell office:value-type="string" calcext:value-type="string">
            <text:p>Hospital.php://Hospital.generateReceiptNumber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ceiptNumberPrefix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'MBW/RCT/'</text:p>
          </table:table-cell>
          <table:table-cell table:number-columns-repeated="12"/>
          <table:table-cell office:value-type="string" calcext:value-type="string">
            <text:p>{'MBW/RCT/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ckStatic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11"/>
          <table:table-cell office:value-type="string" calcext:value-type="string">
            <text:p>{1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tificationCategory</text:p>
          </table:table-cell>
          <table:table-cell office:value-type="string" calcext:value-type="string">
            <text:p>_notification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}</text:p>
          </table:table-cell>
          <table:table-cell table:number-columns-repeated="2"/>
          <table:table-cell office:value-type="string" calcext:value-type="string">
            <text:p>{'INVOICE_RAISED':'1','INVOICE_CANCELLED':'2','RECEIPT_ISSUED':'3','APPOINTMENT_DUE':'4', 'EMERGENCY': '5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{'Invoice Raised', 'Invoice Cancelled', 'Receipt Issued','Appointment Due', 'Emergency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on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or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{3,3,3,3,7}</text:p>
          </table:table-cell>
          <table:table-cell table:number-columns-repeated="2"/>
          <table:table-cell office:value-type="string" calcext:value-type="string">
            <text:p>{'PRIORITY_LOW':'0','PRIORITY_MEDIUM':'3','PRIORITY_HIGH':'7'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_notification</text:p>
          </table:table-cell>
          <table:table-cell table:number-columns-repeated="2" office:value-type="string" calcext:value-type="string">
            <text:p>notific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Notification.php://Notification.createNotification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targetRef</text:p>
          </table:table-cell>
          <table:table-cell office:value-type="string" calcext:value-type="string">
            <text:p>target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32"/>
          <table:table-cell office:value-type="string" calcext:value-type="string">
            <text:p>Who is being Notified Login/JobTitle/Group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Valid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ification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rwardUR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ificationManager</text:p>
          </table:table-cell>
          <table:table-cell office:value-type="string" calcext:value-type="string">
            <text:p>_notificationManager</text:p>
          </table:table-cell>
          <table:table-cell table:number-columns-repeated="2" office:value-type="string" calcext:value-type="string">
            <text:p>manag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NotificationManager.php://NotificationManager.getListOfNotificationManagers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nager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opname</text:p>
          </table:table-cell>
          <table:table-cell office:value-type="string" calcext:value-type="string">
            <text:p>operation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targetRef</text:p>
          </table:table-cell>
          <table:table-cell office:value-type="string" calcext:value-type="string">
            <text:p>target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32"/>
          <table:table-cell office:value-type="string" calcext:value-type="string">
            <text:p>Who is being invoice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ification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Valid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orwardURL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URLArgs</text:p>
          </table:table-cell>
          <table:table-cell office:value-type="string" calcext:value-type="string">
            <text:p>URLArgu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__documents__</text:p>
          </table:table-cell>
          <table:table-cell table:number-columns-repeated="2" office:value-type="string" calcext:value-type="string">
            <text:p>docu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3"/>
          <table:table-cell office:value-type="string" calcext:value-type="string">
            <text:p>{'PDF_INVOICE': '1', 'PDF_RECEIPT':'2'}</text:p>
          </table:table-cell>
          <table:table-cell/>
          <table:table-cell table:style-name="ce1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__bundle_visit_case_patient__</text:p>
          </table:table-cell>
          <table:table-cell table:number-columns-repeated="2" office:value-type="string" calcext:value-type="string">
            <text:p>bvcp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table:style-name="ce1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table:style-name="Default"/>
          <table:table-cell/>
          <table:table-cell table:style-name="Default"/>
          <table:table-cell table:style-name="ce1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VCP Inher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eId</text:p>
          </table:table-cell>
          <table:table-cell office:value-type="string" calcext:value-type="string">
            <text:p>patientCase</text:p>
          </table:table-cell>
          <table:table-cell office:value-type="string" calcext:value-type="string">
            <text:p>PatientCase</text:p>
          </table:table-cell>
          <table:table-cell/>
          <table:table-cell office:value-type="string" calcext:value-type="string">
            <text:p>case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table:style-name="ce14"/>
          <table:table-cell table:number-columns-repeated="2"/>
          <table:table-cell table:style-name="ce1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VCP Inher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I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patient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table:style-name="ce14"/>
          <table:table-cell table:number-columns-repeated="2"/>
          <table:table-cell table:style-name="ce1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VCP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style-name="ce14"/>
          <table:table-cell table:number-columns-repeated="2"/>
          <table:table-cell table:style-name="ce14"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BVCP Inherit</text:p>
          </table:table-cell>
        </table:table-row>
        <table:table-row table:style-name="ro1">
          <table:table-cell office:value-type="string" calcext:value-type="string">
            <text:p>GeneralQueue</text:p>
          </table:table-cell>
          <table:table-cell office:value-type="string" calcext:value-type="string">
            <text:p>__general_queue__</text:p>
          </table:table-cell>
          <table:table-cell table:number-columns-repeated="2" office:value-type="string" calcext:value-type="string">
            <text:p>queu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5"/>
          <table:table-cell table:style-name="ce14" office:value-type="boolean" office:boolean-value="false" calcext:value-type="boolean">
            <text:p>FALSE</text:p>
          </table:table-cell>
          <table:table-cell/>
          <table:table-cell table:style-name="Default" office:value-type="string" calcext:value-type="string">
            <text:p>__bundle_visit_case_patient__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eu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'Queue Defaults'</text:p>
          </table:table-cell>
          <table:table-cell table:number-columns-repeated="17"/>
          <table:table-cell table:style-name="ce14"/>
          <table:table-cell/>
          <table:table-cell table:style-name="Default"/>
          <table:table-cell table:style-name="ce1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ndingPaymen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ce14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Queue Inher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ce14"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Queue Inherit</text:p>
          </table:table-cell>
        </table:table-row>
        <table:table-row table:style-name="ro1">
          <table:table-cell office:value-type="string" calcext:value-type="string">
            <text:p>PatientFinanceQueue</text:p>
          </table:table-cell>
          <table:table-cell office:value-type="string" calcext:value-type="string">
            <text:p>_patient_finance_queue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6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String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255" calcext:value-type="float">
            <text:p>255</text:p>
          </table:table-cell>
          <table:table-cell table:number-columns-repeated="30"/>
          <table:table-cell office:value-type="string" calcext:value-type="string">
            <text:p>serviceId:quantity(;serviceId:quantity)*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ackMonit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edicalDoctorConsultationQueue</text:p>
          </table:table-cell>
          <table:table-cell office:value-type="string" calcext:value-type="string">
            <text:p>_medical_doctor_consultation_queue</text:p>
          </table:table-cell>
          <table:table-cell office:value-type="string" calcext:value-type="string">
            <text:p>doctorId</text:p>
          </table:table-cell>
          <table:table-cell office:value-type="string" calcext:value-type="string">
            <text:p>medicalDoctor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12"/>
          <table:table-cell office:value-type="string" calcext:value-type="string">
            <text:p>{'TAB_HISTORY':'1','TAB_VITAL_SIGNS':'2','TAB_MEDICAL_EXAMINATION':'3','TAB_DISEASE_ANALYSIS':'4','TAB_DRUGS_MANAGEMENT':'5','TAB_ADMISSION':'6','TAB_NURSE_STATION': '7','TAB_CONSULTANT_COMMENTS':'8', 'TAB_CASE_MANAGEMENT':'9'}</text:p>
          </table:table-cell>
          <table:table-cell table:number-columns-repeated="3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MedicalExamin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2"/>
          <table:table-cell office:value-type="string" calcext:value-type="string">
            <text:p>{'FLAG_LABORATORY_EXAMINATION_PENDING_PAYMENT': '1', 'FLAG_PHARMACY_PENDING_PAYMENT': '2', 'FLAG_ADMISSION_PENDING_PAYMENT': '3', 'FLAG_NURSE_STATION_PENDING_PAYMENT': '4'}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Pharmacy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8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Admiss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8"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ExaminationResultsVerific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nNurseSt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edicalExamination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ultantComments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seaseAnalysis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sManagement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rseStation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seManagementFilter</text:p>
          </table:table-cell>
          <table:table-cell table:number-columns-repeated="3"/>
          <table:table-cell office:value-type="string" calcext:value-type="string">
            <text:p>filt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PatientExaminationQueue</text:p>
          </table:table-cell>
          <table:table-cell office:value-type="string" calcext:value-type="string">
            <text:p>_patient_examination_queue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office:value-type="string" calcext:value-type="string">
            <text:p>{'WET_LAB':'1','ULTRASOUND':'2','PLAIN_XRAY':'3'}</text:p>
          </table:table-cell>
          <table:table-cell office:value-type="string" calcext:value-type="string">
            <text:p>PatientExaminationQueue.php://PatientExaminationQueue.isQueueCompleted,PatientExaminationQueue.getExaminationQueuesForMedicalConsultationQueue</text:p>
          </table:table-cell>
          <table:table-cell table:number-columns-repeated="2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Attended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/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Examination</text:p>
          </table:table-cell>
          <table:table-cell office:value-type="string" calcext:value-type="string">
            <text:p>preliminaryExamin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Undeleted Queue Just Mark Comple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GeneralNotifyPatientExaminationQueue</text:p>
          </table:table-cell>
          <table:table-cell office:value-type="string" calcext:value-type="string">
            <text:p>_general_notify_patient_examination_queue</text:p>
          </table:table-cell>
          <table:table-cell table:number-columns-repeated="2" office:value-type="string" calcext:value-type="string">
            <text:p>queu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11"/>
          <table:table-cell table:number-columns-repeated="24"/>
          <table:table-cell table:style-name="ce1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__data__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tify Inheri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aminationQueueId</text:p>
          </table:table-cell>
          <table:table-cell office:value-type="string" calcext:value-type="string">
            <text:p>examinationQueue</text:p>
          </table:table-cell>
          <table:table-cell office:value-type="string" calcext:value-type="string">
            <text:p>PatientExamin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7"/>
          <table:table-cell table:style-name="ce1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tify Inheri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7"/>
          <table:table-cell table:style-name="ce1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tify Inherited</text:p>
          </table:table-cell>
        </table:table-row>
        <table:table-row table:style-name="ro1">
          <table:table-cell office:value-type="string" calcext:value-type="string">
            <text:p>QueueNotifyWetLab</text:p>
          </table:table-cell>
          <table:table-cell office:value-type="string" calcext:value-type="string">
            <text:p>_queue_notify_wet_lab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9"/>
          <table:table-cell table:style-name="Default" office:value-type="string" calcext:value-type="string">
            <text:p>GeneralNotifyPatientExaminationQueue</text:p>
          </table:table-cell>
          <table:table-cell table:style-name="ce14"/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NotifyUltrasound</text:p>
          </table:table-cell>
          <table:table-cell office:value-type="string" calcext:value-type="string">
            <text:p>_queue_notify_ultrasound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9"/>
          <table:table-cell table:style-name="Default" office:value-type="string" calcext:value-type="string">
            <text:p>GeneralNotifyPatientExaminationQueue</text:p>
          </table:table-cell>
          <table:table-cell table:style-name="ce14"/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NotifyPlainXRAY</text:p>
          </table:table-cell>
          <table:table-cell office:value-type="string" calcext:value-type="string">
            <text:p>_queue_notify_plain_xray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9"/>
          <table:table-cell table:style-name="Default" office:value-type="string" calcext:value-type="string">
            <text:p>GeneralNotifyPatientExaminationQueue</text:p>
          </table:table-cell>
          <table:table-cell table:style-name="ce14"/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ge</text:p>
          </table:table-cell>
          <table:table-cell office:value-type="string" calcext:value-type="string">
            <text:p>_triage</text:p>
          </table:table-cell>
          <table:table-cell table:number-columns-repeated="2" office:value-type="string" calcext:value-type="string">
            <text:p>triag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3"/>
          <table:table-cell office:value-type="string" calcext:value-type="string">
            <text:p>{'BMI_UNDERWEIGHT':'1','BMI_HEALTHIER':'2','BMI_OVERWEIGHT':'3','BMI_OBESITY':'4'}</text:p>
          </table:table-cell>
          <table:table-cell office:value-type="string" calcext:value-type="string">
            <text:p>Triage.php://Triage.calculate_bmi,Triage.get_bmi_status,Triage.getMyVitalSignsTable,Triage.get_bp_status,Triage.get_bp_row,Triage.get_bmi_row,Triage.getTriageForVisit,Triage.getMyStatusTable,Triage.get_bp_color,Triage.decode_bp_status,Triage.get_bmi_color,Triage.decode_bmi_status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office:value-type="string" calcext:value-type="string">
            <text:p>{'BP_NORMAL': '1', 'BP_ELEVATED': '2', 'BP_HYPERTENSION_STAGE_1': '3', 'BP_HYPERTENSION_STAGE_2':'4', 'BP_HYPERTENSIVE_CRISIS': '5'}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office:value-type="string" calcext:value-type="string">
            <text:p>{'BMI_UNDERWEIGHT_COLOR':'__@_quote_@__bg-warning__@_quote_@__','BMI_HEALTHIER_COLOR':'__@_quote_@__bg-primary__@_quote_@__','BMI_OVERWEIGHT_COLOR':'__@_quote_@__bg-warning__@_quote_@__','BMI_OBESITY_COLOR':'__@_quote_@__bg-danger__@_quote_@__'}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5"/>
          <table:table-cell table:style-name="Default" office:value-type="string" calcext:value-type="string">
            <text:p>{'BP_NORMAL_COLOR': '__@_quote_@__bg-primary__@_quote_@__', 'BP_ELEVATED_COLOR': '__@_quote_@__bg-success__@_quote_@__', 'BP_HYPERTENSION_STAGE_1_COLOR': '__@_quote_@__bg-warning__@_quote_@__', 'BP_HYPERTENSION_STAGE_2_COLOR':'__@_quote_@__bg-dark__@_quote_@__', 'BP_HYPERTENSIVE_CRISIS_COLOR': '__@_quote_@__bg-danger__@_quote_@__'}</text:p>
          </table:table-cell>
          <table:table-cell table:number-columns-repeated="9"/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5"/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bmi_status</text:p>
          </table:table-cell>
          <table:table-cell office:value-type="string" calcext:value-type="string">
            <text:p>bmiStatu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bmi_color</text:p>
          </table:table-cell>
          <table:table-cell office:value-type="string" calcext:value-type="string">
            <text:p>bmiCol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mperatur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bp_systolic</text:p>
          </table:table-cell>
          <table:table-cell office:value-type="string" calcext:value-type="string">
            <text:p>systolicBloodPressur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{'pname':'dystolicBloodPressure','op':'&gt;','negate':false,'error-message':'Systolic Blood Pressure should be higher than Dystolic Blood Pressure'}</text:p>
          </table:table-cell>
          <table:table-cell table:number-columns-repeated="22"/>
          <table:table-cell office:value-type="string" calcext:value-type="string">
            <text:p>mmHg : Upper Num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_dystolic</text:p>
          </table:table-cell>
          <table:table-cell office:value-type="string" calcext:value-type="string">
            <text:p>dystolicBloodPressur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5"/>
          <table:table-cell office:value-type="string" calcext:value-type="string">
            <text:p>mmHg : Lower Num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</text:p>
          </table:table-cell>
          <table:table-cell office:value-type="string" calcext:value-type="string">
            <text:p>bloodPress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bp_status</text:p>
          </table:table-cell>
          <table:table-cell office:value-type="string" calcext:value-type="string">
            <text:p>bloodPressureStatu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bp_color</text:p>
          </table:table-cell>
          <table:table-cell office:value-type="string" calcext:value-type="string">
            <text:p>bloodPressureColo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ulseRat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spirationRat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xygenLevel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/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atientTriageQueue</text:p>
          </table:table-cell>
          <table:table-cell office:value-type="string" calcext:value-type="string">
            <text:p>_patient_triage_queue</text:p>
          </table:table-cell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flags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16"/>
          <table:table-cell office:value-type="string" calcext:value-type="string">
            <text:p>GeneralQueue</text:p>
          </table:table-cell>
          <table:table-cell table:style-name="ce14"/>
          <table:table-cell office:value-type="float" office:value="999" calcext:value-type="float">
            <text:p>999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geCategory</text:p>
          </table:table-cell>
          <table:table-cell office:value-type="string" calcext:value-type="string">
            <text:p>_age_category</text:p>
          </table:table-cell>
          <table:table-cell table:number-columns-repeated="2" office:value-type="string" calcext:value-type="string">
            <text:p>categor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1,2,3}</text:p>
          </table:table-cell>
          <table:table-cell table:number-columns-repeated="3"/>
          <table:table-cell office:value-type="string" calcext:value-type="string">
            <text:p>AgeCategory.php://AgeCategory.getAgeCategory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ategory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{'New Born', 'Child', 'Adolescent'}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Age</text:p>
          </table:table-cell>
          <table:table-cell office:value-type="string" calcext:value-type="string">
            <text:p>minimum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{0,1,3}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Age</text:p>
          </table:table-cell>
          <table:table-cell office:value-type="string" calcext:value-type="string">
            <text:p>maximumAg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{1,3,8}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PatientExaminationStandards</text:p>
          </table:table-cell>
          <table:table-cell office:value-type="string" calcext:value-type="string">
            <text:p>_patient_examination_standards</text:p>
          </table:table-cell>
          <table:table-cell office:value-type="string" calcext:value-type="string">
            <text:p>stdId</text:p>
          </table:table-cell>
          <table:table-cell office:value-type="string" calcext:value-type="string">
            <text:p>standar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standardId</text:p>
          </table:table-cell>
          <table:table-cell table:number-columns-repeated="3"/>
          <table:table-cell office:value-type="string" calcext:value-type="string">
            <text:p>PatientExaminationStandards.php://PatientExaminationStandards.getListOfStandards,PatientExaminationStandards.getUIControls,PatientExaminationStandards.getUIForm,PatientExaminationStandards.isValueSaf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service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rvic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serviceName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Of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typeOfValue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um</text:p>
          </table:table-cell>
          <table:table-cell office:value-type="string" calcext:value-type="string">
            <text:p>enumera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enumerated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asurementUnit</text:p>
          </table:table-cell>
          <table:table-cell office:value-type="string" calcext:value-type="string">
            <text:p>unitOfMeasuremen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16" calcext:value-type="float">
            <text:p>16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unitOfMeasurement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SafeValue</text:p>
          </table:table-cell>
          <table:table-cell office:value-type="string" calcext:value-type="string">
            <text:p>minimumSafe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minimumSafeValue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SafeValue</text:p>
          </table:table-cell>
          <table:table-cell office:value-type="string" calcext:value-type="string">
            <text:p>maximumSafe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maximumSafeValue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umList</text:p>
          </table:table-cell>
          <table:table-cell office:value-type="string" calcext:value-type="string">
            <text:p>listOfEnumeratedValue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255" calcext:value-type="float">
            <text:p>255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listOfEnumeratedValues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feEnumValue</text:p>
          </table:table-cell>
          <table:table-cell office:value-type="string" calcext:value-type="string">
            <text:p>safeEnumerated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safeValue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Name</text:p>
          </table:table-cell>
          <table:table-cell office:value-type="string" calcext:value-type="string">
            <text:p>nameOfTes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64" calcext:value-type="float">
            <text:p>64</text:p>
          </table:table-cell>
          <table:table-cell table:number-columns-repeated="5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nameOfTest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x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sex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geCategory</text:p>
          </table:table-cell>
          <table:table-cell office:value-type="string" calcext:value-type="string">
            <text:p>AgeCategory</text:p>
          </table:table-cell>
          <table:table-cell/>
          <table:table-cell office:value-type="string" calcext:value-type="string">
            <text:p>categoryId</text:p>
          </table:table-cell>
          <table:table-cell office:value-type="string" calcext:value-type="string">
            <text:p>object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ageCategory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or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9"/>
          <table:table-cell office:value-type="string" calcext:value-type="string">
            <text:p>@import://standards_lab_results.csv/priority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PatientExaminationResults</text:p>
          </table:table-cell>
          <table:table-cell office:value-type="string" calcext:value-type="string">
            <text:p>_patient_examination_results</text:p>
          </table:table-cell>
          <table:table-cell table:number-columns-repeated="2" office:value-type="string" calcext:value-type="string">
            <text:p>result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13"/>
          <table:table-cell office:value-type="string" calcext:value-type="string">
            <text:p>PatientExaminationResults.php://PatientExaminationResults.getListOfResultsForExaminationQueue,PatientExaminationResults.getResultsUIForExaminationQueue,PatientExaminationResults.getListOfResultsForService,PatientExaminationResults.getListOfApprovedResultsForService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ueueId</text:p>
          </table:table-cell>
          <table:table-cell office:value-type="string" calcext:value-type="string">
            <text:p>examinationQueue</text:p>
          </table:table-cell>
          <table:table-cell office:value-type="string" calcext:value-type="string">
            <text:p>PatientExamin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andardId</text:p>
          </table:table-cell>
          <table:table-cell office:value-type="string" calcext:value-type="string">
            <text:p>examinationStandard</text:p>
          </table:table-cell>
          <table:table-cell office:value-type="string" calcext:value-type="string">
            <text:p>PatientExaminationStandards</text:p>
          </table:table-cell>
          <table:table-cell/>
          <table:table-cell office:value-type="string" calcext:value-type="string">
            <text:p>standard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ypeOf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office:value-type="float" office:value="16" calcext:value-type="float">
            <text:p>16</text:p>
          </table:table-cell>
          <table:table-cell table:number-columns-repeated="5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oatValue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tegerValu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table:number-columns-repeated="2"/>
          <table:table-cell table:number-columns-repeated="6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xt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eneralValu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office:value-type="float" office:value="32" calcext:value-type="float">
            <text:p>32</text:p>
          </table:table-cell>
          <table:table-cell table:number-columns-repeated="5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echnicalCom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/>
          <table:table-cell office:value-type="float" office:value="511" calcext:value-type="float">
            <text:p>511</text:p>
          </table:table-cell>
          <table:table-cell table:number-columns-repeated="5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filename</text:p>
          </table:table-cell>
          <table:table-cell table:number-columns-repeated="2"/>
          <table:table-cell table:style-name="ce11"/>
          <table:table-cell table:number-columns-repeated="6"/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feValu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pprov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5"/>
          <table:table-cell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17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ICD10</text:p>
          </table:table-cell>
          <table:table-cell office:value-type="string" calcext:value-type="string">
            <text:p>_icd10</text:p>
          </table:table-cell>
          <table:table-cell table:number-columns-repeated="2" office:value-type="string" calcext:value-type="string">
            <text:p>ICD10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/>
          <table:table-cell table:style-name="ce11"/>
          <table:table-cell table:number-columns-repeated="6"/>
          <table:table-cell table:style-name="ce11" table:number-columns-repeated="3"/>
          <table:table-cell table:number-columns-repeated="9"/>
          <table:table-cell office:value-type="string" calcext:value-type="string">
            <text:p>@import://icd10_updated.csv/id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<text:s/>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string" calcext:value-type="string">
            <text:p>@import://icd10_updated.csv/Number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pterNumber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@import://icd10_updated.csv/Chapter_No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pter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7"/>
          <table:table-cell office:value-type="string" calcext:value-type="string">
            <text:p>@import://icd10_updated.csv/Chapter_Desc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@import://icd10_updated.csv/Group_Cod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7"/>
          <table:table-cell office:value-type="string" calcext:value-type="string">
            <text:p>@import://icd10_updated.csv/Group_Desc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d10N3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@import://icd10_updated.csv/ICD10_3_Cod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d10N3Code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7"/>
          <table:table-cell office:value-type="string" calcext:value-type="string">
            <text:p>@import://icd10_updated.csv/ICD10_3_Code_Desc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cd10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@import://icd10_updated.csv/ICD10_Cod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Full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17"/>
          <table:table-cell office:value-type="string" calcext:value-type="string">
            <text:p>@import://icd10_updated.csv/WHO_Full_Desc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ClinicalUs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@import://icd10_updated.csv/Valid_ICD10_ClinicalUs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Primary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@import://icd10_updated.csv/Valid_ICD10_Primar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Asterisk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@import://icd10_updated.csv/Valid_ICD10_Asterisk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Dagger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@import://icd10_updated.csv/Valid_ICD10_Dagg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alidICD10Sequela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@import://icd10_updated.csv/Valid_ICD10_Sequela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geRan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1"/>
          <table:table-cell office:value-type="string" calcext:value-type="string">
            <text:p>@import://icd10_updated.csv/Age_Rang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sexId</text:p>
          </table:table-cell>
          <table:table-cell office:value-type="string" calcext:value-type="string">
            <text:p>object</text:p>
          </table:table-cell>
          <table:table-cell table:number-columns-repeated="21"/>
          <table:table-cell office:value-type="string" calcext:value-type="string">
            <text:p>@import://icd10_updated.csv/Gend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@import://icd10_updated.csv/Statu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Start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1"/>
          <table:table-cell office:value-type="string" calcext:value-type="string">
            <text:p>@import://icd10_updated.csv/WHO_Start_dat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End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1"/>
          <table:table-cell office:value-type="string" calcext:value-type="string">
            <text:p>@import://icd10_updated.csv/WHO_End_dat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oRevisionHistory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1"/>
          <table:table-cell office:value-type="string" calcext:value-type="string">
            <text:p>@import://icd10_updated.csv/WHO_Revision_Histor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Start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1"/>
          <table:table-cell office:value-type="string" calcext:value-type="string">
            <text:p>@import://icd10_updated.csv/SA_Start_Dat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EndDate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 table:number-columns-repeated="21"/>
          <table:table-cell office:value-type="string" calcext:value-type="string">
            <text:p>@import://icd10_updated.csv/SA_End_Dat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RevisionHistory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7"/>
          <table:table-cell office:value-type="string" calcext:value-type="string">
            <text:p>@import://icd10_updated.csv/SA_Revision_History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17"/>
          <table:table-cell office:value-type="string" calcext:value-type="string">
            <text:p>@import://icd10_updated.csv/Com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loadedFiles</text:p>
          </table:table-cell>
          <table:table-cell office:value-type="string" calcext:value-type="string">
            <text:p>_uploaded_files</text:p>
          </table:table-cell>
          <table:table-cell table:number-columns-repeated="2" office:value-type="string" calcext:value-type="string">
            <text:p>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il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0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th</text:p>
          </table:table-cell>
          <table:table-cell table:number-columns-repeated="3"/>
          <table:table-cell office:value-type="string" calcext:value-type="string">
            <text:p>filename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atientFileObject</text:p>
          </table:table-cell>
          <table:table-cell office:value-type="string" calcext:value-type="string">
            <text:p>_patient_file</text:p>
          </table:table-cell>
          <table:table-cell table:number-columns-repeated="2" office:value-type="string" calcext:value-type="string">
            <text:p>fil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3"/>
          <table:table-cell table:style-name="Default" table:number-columns-repeated="3"/>
          <table:table-cell table:style-name="ce11" office:value-type="string" calcext:value-type="string">
            <text:p><text:s/></text:p>
          </table:table-cell>
          <table:table-cell table:style-name="Default" office:value-type="string" calcext:value-type="string">
            <text:p>__data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visitId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PatientVisit</text:p>
          </table:table-cell>
          <table:table-cell/>
          <table:table-cell office:value-type="string" calcext:value-type="string">
            <text:p>visi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action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yload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0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ndle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UnitOfMeasurement</text:p>
          </table:table-cell>
          <table:table-cell office:value-type="string" calcext:value-type="string">
            <text:p>_unit_of_measurement</text:p>
          </table:table-cell>
          <table:table-cell table:number-columns-repeated="2" office:value-type="string" calcext:value-type="string">
            <text:p>uni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,6,7,8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it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{'None', 'Capsule', 'Tablet', 'Box', 'Bottle', 'Supp', 'Vial', 'Amp'}</text:p>
          </table:table-cell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2"/>
          <table:table-cell table:style-name="ce11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{'Nn', 'Cap', 'Tab', 'Box', 'Bottle', 'Supp', 'Vial', 'Amp'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harmaceuticalDrug</text:p>
          </table:table-cell>
          <table:table-cell office:value-type="string" calcext:value-type="string">
            <text:p>_pharmaceutical_drugs</text:p>
          </table:table-cell>
          <table:table-cell table:number-columns-repeated="2" office:value-type="string" calcext:value-type="string">
            <text:p>drug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@import://services.csv/drugId</text:p>
          </table:table-cell>
          <table:table-cell office:value-type="string" calcext:value-type="string">
            <text:p>drugId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64" calcext:value-type="float">
            <text:p>64</text:p>
          </table:table-cell>
          <table:table-cell table:number-columns-repeated="17"/>
          <table:table-cell office:value-type="string" calcext:value-type="string">
            <text:p>@import://services.csv/drugName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7"/>
          <table:table-cell table:style-name="ce11" office:value-type="boolean" office:boolean-value="false" calcext:value-type="boolean">
            <text:p>FALSE</text:p>
          </table:table-cell>
          <table:table-cell table:number-columns-repeated="11"/>
          <table:table-cell office:value-type="string" calcext:value-type="string">
            <text:p>@import://services.csv/serviceId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unitId</text:p>
          </table:table-cell>
          <table:table-cell office:value-type="string" calcext:value-type="string">
            <text:p>unitOfMeasurement</text:p>
          </table:table-cell>
          <table:table-cell office:value-type="string" calcext:value-type="string">
            <text:p>UnitOfMeasurement</text:p>
          </table:table-cell>
          <table:table-cell/>
          <table:table-cell office:value-type="string" calcext:value-type="string">
            <text:p>uni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office:value-type="string" calcext:value-type="string">
            <text:p>@import://services.csv/unitId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_ward</text:p>
          </table:table-cell>
          <table:table-cell table:number-columns-repeated="2" office:value-type="string" calcext:value-type="string">
            <text:p>war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}</text:p>
          </table:table-cell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ard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18"/>
          <table:table-cell office:value-type="string" calcext:value-type="string">
            <text:p>{1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_room</text:p>
          </table:table-cell>
          <table:table-cell table:number-columns-repeated="2" office:value-type="string" calcext:value-type="string">
            <text:p>room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}</text:p>
          </table:table-cell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__data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om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number-columns-repeated="20"/>
          <table:table-cell office:value-type="string" calcext:value-type="string">
            <text:p>{1,2,1,1,2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wardId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ward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office:value-type="string" calcext:value-type="string">
            <text:p>{1,1,1,1,1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bserv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{0,0,0,1,1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vat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{0,0,1,0,0}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_bed</text:p>
          </table:table-cell>
          <table:table-cell table:number-columns-repeated="2" office:value-type="string" calcext:value-type="string">
            <text:p>be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,6,7,8,9,10,11,12,13,14,15,16,17,18}</text:p>
          </table:table-cell>
          <table:table-cell table:number-columns-repeated="3"/>
          <table:table-cell office:value-type="string" calcext:value-type="string">
            <text:p>Bed.php://Bed.getListOfOccupiedBeds</text:p>
          </table:table-cell>
          <table:table-cell table:number-columns-repeated="2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ed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office:value-type="string" calcext:value-type="string">
            <text:p>{1,2,3,4,5,1,2,3,4,1,2,1,2,3,1,2,3,4}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om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19"/>
          <table:table-cell office:value-type="string" calcext:value-type="string">
            <text:p>{1,1,1,1,1,2,2,2,2,3,3,4,4,4,5,5,5,5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ccupi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rseStationQueue</text:p>
          </table:table-cell>
          <table:table-cell office:value-type="string" calcext:value-type="string">
            <text:p>_nurse_station_queue</text:p>
          </table:table-cell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7"/>
          <table:table-cell table:style-name="ce11" office:value-type="boolean" office:boolean-value="false" calcext:value-type="boolean">
            <text:p>FALSE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NurseStationQueue.php://NurseStationQueue.getNurseStationQueuesForMedicalConsultationQueue</text:p>
          </table:table-cell>
          <table:table-cell table:style-name="Default" table:number-columns-repeated="2"/>
          <table:table-cell table:style-name="Default" office:value-type="string" calcext:value-type="string">
            <text:p>GeneralQueue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est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nsultationQueue</text:p>
          </table:table-cell>
          <table:table-cell office:value-type="string" calcext:value-type="string">
            <text:p>medicalDoctorConsultationQueue</text:p>
          </table:table-cell>
          <table:table-cell office:value-type="string" calcext:value-type="string">
            <text:p>MedicalDoctorConsult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string" calcext:value-type="string">
            <text:p><text:s/>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maxNumberOfAttendance</text:p>
          </table:table-cell>
          <table:table-cell office:value-type="string" calcext:value-type="string">
            <text:p>maximumNumberOfAttendanc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{'pname':'currentAttendanceSequence', 'op': '&lt;=', 'negate': true, 'error-message': 'Maximum Number of Attendance can not be less than Current Attendance Sequence'}</text:p>
          </table:table-cell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urrentAttendanceSequence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{'pname':'maximumNumberOfAttendance ', 'op': '&lt;=', 'negate': false, 'error-message': 'Current Attendance Sequence can not be greater than Maximum Number of Attendance'}</text:p>
          </table:table-cell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Activities</text:p>
          </table:table-cell>
          <table:table-cell office:value-type="string" calcext:value-type="string">
            <text:p>NurseStationActivity</text:p>
          </table:table-cell>
          <table:table-cell/>
          <table:table-cell office:value-type="string" calcext:value-type="string">
            <text:p>activityId</text:p>
          </table:table-cell>
          <table:table-cell office:value-type="string" calcext:value-type="string">
            <text:p>list-object</text:p>
          </table:table-cell>
          <table:table-cell/>
          <table:table-cell table:style-name="ce11"/>
          <table:table-cell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rseStationActivityProgress</text:p>
          </table:table-cell>
          <table:table-cell office:value-type="string" calcext:value-type="string">
            <text:p>_nurse_station_activity_progress</text:p>
          </table:table-cell>
          <table:table-cell table:number-columns-repeated="2" office:value-type="string" calcext:value-type="string">
            <text:p>progress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}</text:p>
          </table:table-cell>
          <table:table-cell table:number-columns-repeated="2"/>
          <table:table-cell office:value-type="string" calcext:value-type="string">
            <text:p>{'EXCELLENT':'1', 'GOOD':'2', 'BAD':'3', 'WORSE':'4'}</text:p>
          </table:table-cell>
          <table:table-cell table:number-columns-repeated="3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ogress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{'Excellent', 'Good', 'Bad', 'Worse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rseStationActivity</text:p>
          </table:table-cell>
          <table:table-cell office:value-type="string" calcext:value-type="string">
            <text:p>_nurse_station_activities</text:p>
          </table:table-cell>
          <table:table-cell table:number-columns-repeated="2" office:value-type="string" calcext:value-type="string">
            <text:p>activity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NurseStationActivity.php://NurseStationActivity.getActivityUIForNurseStationQueue</text:p>
          </table:table-cell>
          <table:table-cell table:number-columns-repeated="2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rviceI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table:number-columns-repeated="6"/>
          <table:table-cell table:style-name="ce11" table:number-columns-repeated="3"/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ttendedBy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logi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sultsText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seqno</text:p>
          </table:table-cell>
          <table:table-cell office:value-type="string" calcext:value-type="string">
            <text:p>sequence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<text:s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rogressId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NurseStationActivityProgress</text:p>
          </table:table-cell>
          <table:table-cell/>
          <table:table-cell office:value-type="string" calcext:value-type="string">
            <text:p>progress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7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quireMedicalAtten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PatientMovementStageMonitor</text:p>
          </table:table-cell>
          <table:table-cell office:value-type="string" calcext:value-type="string">
            <text:p>_patient_movement_stage_monitor</text:p>
          </table:table-cell>
          <table:table-cell table:number-columns-repeated="2" office:value-type="string" calcext:value-type="string">
            <text:p>monito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PatientMovementStageMonitor.php://PatientMovementStageMonitor.getMonitor,PatientMovementStageMonitor.getAllMonitorsForAStage</text:p>
          </table:table-cell>
          <table:table-cell table:number-columns-repeated="2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geId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PatientMovementStage</text:p>
          </table:table-cell>
          <table:table-cell/>
          <table:table-cell office:value-type="string" calcext:value-type="string">
            <text:p>stag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MedicalComment</text:p>
          </table:table-cell>
          <table:table-cell office:value-type="string" calcext:value-type="string">
            <text:p>_medical_comments</text:p>
          </table:table-cell>
          <table:table-cell table:number-columns-repeated="2" office:value-type="string" calcext:value-type="string">
            <text:p>com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style-name="ce11" table:number-columns-repeated="2"/>
          <table:table-cell table:number-columns-repeated="2"/>
          <table:table-cell table:style-name="ce11"/>
          <table:table-cell table:number-columns-repeated="3"/>
          <table:table-cell table:style-name="ce11" table:number-columns-repeated="3"/>
          <table:table-cell table:number-columns-repeated="16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/>
          <table:table-cell office:value-type="float" office:value="511" calcext:value-type="float">
            <text:p>511</text:p>
          </table:table-cell>
          <table:table-cell/>
          <table:table-cell table:style-name="ce11"/>
          <table:table-cell table:number-columns-repeated="3"/>
          <table:table-cell table:style-name="ce11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MedicalDoctorExaminedDisease</text:p>
          </table:table-cell>
          <table:table-cell office:value-type="string" calcext:value-type="string">
            <text:p>_medical_doctor_examined_diseases</text:p>
          </table:table-cell>
          <table:table-cell table:number-columns-repeated="2" office:value-type="string" calcext:value-type="string">
            <text:p>diseas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4"/>
          <table:table-cell office:value-type="string" calcext:value-type="string">
            <text:p>MedicalDoctorExaminedDisease.php://MedicalDoctorExaminedDisease.getExaminedDiseasesForExaminationQueue,MedicalDoctorExaminedDisease.getDiseaseAnalysisUIForMedicalConsultationQueue</text:p>
          </table:table-cell>
          <table:table-cell table:number-columns-repeated="2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ICD10Diseases</text:p>
          </table:table-cell>
          <table:table-cell office:value-type="string" calcext:value-type="string">
            <text:p>ICD10</text:p>
          </table:table-cell>
          <table:table-cell/>
          <table:table-cell office:value-type="string" calcext:value-type="string">
            <text:p>ICD10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aminationQueue</text:p>
          </table:table-cell>
          <table:table-cell office:value-type="string" calcext:value-type="string">
            <text:p>PatientExamin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tientDrugQueue</text:p>
          </table:table-cell>
          <table:table-cell office:value-type="string" calcext:value-type="string">
            <text:p>_patient_drug_queue</text:p>
          </table:table-cell>
          <table:table-cell table:number-columns-repeated="2" office:value-type="string" calcext:value-type="string">
            <text:p>listOfDrugManagements</text:p>
          </table:table-cell>
          <table:table-cell office:value-type="string" calcext:value-type="string">
            <text:p>PatientDrugManagement</text:p>
          </table:table-cell>
          <table:table-cell/>
          <table:table-cell office:value-type="string" calcext:value-type="string">
            <text:p>management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6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ientDrugManagement</text:p>
          </table:table-cell>
          <table:table-cell office:value-type="string" calcext:value-type="string">
            <text:p>_patient_drug_management</text:p>
          </table:table-cell>
          <table:table-cell table:number-columns-repeated="2" office:value-type="string" calcext:value-type="string">
            <text:p>management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__bundle_visit_case_patient__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drugId</text:p>
          </table:table-cell>
          <table:table-cell office:value-type="string" calcext:value-type="string">
            <text:p>pharmaceuticalDrug</text:p>
          </table:table-cell>
          <table:table-cell office:value-type="string" calcext:value-type="string">
            <text:p>PharmaceuticalDrug</text:p>
          </table:table-cell>
          <table:table-cell/>
          <table:table-cell office:value-type="string" calcext:value-type="string">
            <text:p>drugId</text:p>
          </table:table-cell>
          <table:table-cell office:value-type="string" calcext:value-type="string">
            <text:p>object</text:p>
          </table:table-cell>
          <table:table-cell table:number-columns-repeated="24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_usage</text:p>
          </table:table-cell>
          <table:table-cell office:value-type="string" calcext:value-type="string">
            <text:p>us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20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4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ndingPayment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table:style-name="ce14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tientAdmissionQueue</text:p>
          </table:table-cell>
          <table:table-cell office:value-type="string" calcext:value-type="string">
            <text:p>_patient_admission_queue</text:p>
          </table:table-cell>
          <table:table-cell table:number-columns-repeated="2" office:value-type="string" calcext:value-type="string">
            <text:p>complete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 table:number-columns-repeated="4"/>
          <table:table-cell table:style-name="Default" office:value-type="string" calcext:value-type="string">
            <text:p>GeneralQueue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 table:number-columns-repeated="10"/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office:value-type="string" calcext:value-type="string">
            <text:p>{'WET_LAB':'1','ULTRASOUND':'2','PLAIN_XRAY':'3'}</text:p>
          </table:table-cell>
          <table:table-cell table:style-name="Default" office:value-type="string" calcext:value-type="string">
            <text:p>PatientExaminationQueue.php://PatientExaminationQueue.isQueueCompleted,PatientExaminationQueue.getExaminationQueuesForMedicalConsultationQueue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Oper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Queu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/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atientAdmission</text:p>
          </table:table-cell>
          <table:table-cell office:value-type="string" calcext:value-type="string">
            <text:p>_patient_admission</text:p>
          </table:table-cell>
          <table:table-cell table:number-columns-repeated="2" office:value-type="string" calcext:value-type="string">
            <text:p>admiss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ueueId</text:p>
          </table:table-cell>
          <table:table-cell office:value-type="string" calcext:value-type="string">
            <text:p>admissionQueue</text:p>
          </table:table-cell>
          <table:table-cell office:value-type="string" calcext:value-type="string">
            <text:p>PatientAdmiss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6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dI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</text:p>
          </table:table-cell>
          <table:table-cell/>
          <table:table-cell office:value-type="string" calcext:value-type="string">
            <text:p>bed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umberOfDay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 table:number-columns-repeated="10"/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office:value-type="string" calcext:value-type="string">
            <text:p>{'WET_LAB':'1','ULTRASOUND':'2','PLAIN_XRAY':'3'}</text:p>
          </table:table-cell>
          <table:table-cell table:style-name="Default" office:value-type="string" calcext:value-type="string">
            <text:p>PatientExaminationQueue.php://PatientExaminationQueue.isQueueCompleted,PatientExaminationQueue.getExaminationQueuesForMedicalConsultationQueue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2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scharg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Operation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perationQueu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atientDischargeQueue</text:p>
          </table:table-cell>
          <table:table-cell office:value-type="string" calcext:value-type="string">
            <text:p>_patient_discharge_queue</text:p>
          </table:table-cell>
          <table:table-cell office:value-type="string" calcext:value-type="string">
            <text:p>admissionId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PatientAdmission</text:p>
          </table:table-cell>
          <table:table-cell/>
          <table:table-cell office:value-type="string" calcext:value-type="string">
            <text:p>admission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6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office:value-type="string" calcext:value-type="string">
            <text:p>DispensedPatientDrug</text:p>
          </table:table-cell>
          <table:table-cell office:value-type="string" calcext:value-type="string">
            <text:p>_dispensed_patient_drug</text:p>
          </table:table-cell>
          <table:table-cell table:number-columns-repeated="2" office:value-type="string" calcext:value-type="string">
            <text:p>dispensed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Management</text:p>
          </table:table-cell>
          <table:table-cell office:value-type="string" calcext:value-type="string">
            <text:p>PatientDrugManagement</text:p>
          </table:table-cell>
          <table:table-cell/>
          <table:table-cell office:value-type="string" calcext:value-type="string">
            <text:p>management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ugQueue</text:p>
          </table:table-cell>
          <table:table-cell office:value-type="string" calcext:value-type="string">
            <text:p>PatientDrug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_usage</text:p>
          </table:table-cell>
          <table:table-cell office:value-type="string" calcext:value-type="string">
            <text:p>usag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/>
          <table:table-cell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quantity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ispensedPatientDrugManager</text:p>
          </table:table-cell>
          <table:table-cell office:value-type="string" calcext:value-type="string">
            <text:p>_dispensed_patient_drug_manager</text:p>
          </table:table-cell>
          <table:table-cell table:number-columns-repeated="2" office:value-type="string" calcext:value-type="string">
            <text:p>manager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stOfDispensedDrugs</text:p>
          </table:table-cell>
          <table:table-cell office:value-type="string" calcext:value-type="string">
            <text:p>DispensedPatientDrug</text:p>
          </table:table-cell>
          <table:table-cell/>
          <table:table-cell office:value-type="string" calcext:value-type="string">
            <text:p>dispensed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 table:number-columns-repeated="6"/>
          <table:table-cell table:style-name="Default" office:value-type="float" office:value="99" calcext:value-type="float">
            <text:p>99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_theatre</text:p>
          </table:table-cell>
          <table:table-cell table:number-columns-repeated="2" office:value-type="string" calcext:value-type="string">
            <text:p>theatre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atre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"^[A-Za-z](\w|\W){1,63}$"</text:p>
          </table:table-cell>
          <table:table-cell office:value-type="string" calcext:value-type="string">
            <text:p>"Must be between 2 and 64 characters, must start with Alphabet"</text:p>
          </table:table-cell>
          <table:table-cell table:number-columns-repeated="13"/>
          <table:table-cell office:value-type="string" calcext:value-type="string">
            <text:p>{'Main Theatre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17"/>
          <table:table-cell office:value-type="string" calcext:value-type="string">
            <text:p>{'Main Theatre'}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tientOperationQueue</text:p>
          </table:table-cell>
          <table:table-cell office:value-type="string" calcext:value-type="string">
            <text:p>_patient_operation_queue</text:p>
          </table:table-cell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28"/>
          <table:table-cell office:value-type="string" calcext:value-type="string">
            <text:p>GeneralQue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number-columns-repeated="2" table:style-name="Default" office:value-type="string" calcext:value-type="string">
            <text:p><text:s/>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imeOfAppointment</text:p>
          </table:table-cell>
          <table:table-cell table:number-columns-repeated="3"/>
          <table:table-cell office:value-type="string" calcext:value-type="string">
            <text:p>dateandtime</text:p>
          </table:table-cell>
          <table:table-cell/>
          <table:table-cell table:style-name="ce11"/>
          <table:table-cell table:number-columns-repeated="27"/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uration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missionQueueReference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theatreId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heatre</text:p>
          </table:table-cell>
          <table:table-cell/>
          <table:table-cell office:value-type="string" calcext:value-type="string">
            <text:p>theatr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geon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aesthetist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office:value-type="string" calcext:value-type="string">
            <text:p>PatientOperation</text:p>
          </table:table-cell>
          <table:table-cell office:value-type="string" calcext:value-type="string">
            <text:p>_patient_operation</text:p>
          </table:table-cell>
          <table:table-cell table:number-columns-repeated="2" office:value-type="string" calcext:value-type="string">
            <text:p>operation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7"/>
          <table:table-cell table:style-name="Default" office:value-type="string" calcext:value-type="string">
            <text:p>__bundle_visit_case_patient__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ueueId</text:p>
          </table:table-cell>
          <table:table-cell office:value-type="string" calcext:value-type="string">
            <text:p>operationQueue</text:p>
          </table:table-cell>
          <table:table-cell office:value-type="string" calcext:value-type="string">
            <text:p>PatientOperationQueue</text:p>
          </table:table-cell>
          <table:table-cell/>
          <table:table-cell office:value-type="string" calcext:value-type="string">
            <text:p>queu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commentId</text:p>
          </table:table-cell>
          <table:table-cell office:value-type="string" calcext:value-type="string">
            <text:p>medicalComment</text:p>
          </table:table-cell>
          <table:table-cell office:value-type="string" calcext:value-type="string">
            <text:p>MedicalComment</text:p>
          </table:table-cell>
          <table:table-cell/>
          <table:table-cell office:value-type="string" calcext:value-type="string">
            <text:p>commentId</text:p>
          </table:table-cell>
          <table:table-cell office:value-type="string" calcext:value-type="string">
            <text:p>object</text:p>
          </table:table-cell>
          <table:table-cell table:number-columns-repeated="35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listOfServices</text:p>
          </table:table-cell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serviceId</text:p>
          </table:table-cell>
          <table:table-cell office:value-type="string" calcext:value-type="string">
            <text:p>list-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22"/>
          <table:table-cell table:style-name="Default" office:value-type="string" calcext:value-type="string">
            <text:p>{'WET_LAB':'1','ULTRASOUND':'2','PLAIN_XRAY':'3'}</text:p>
          </table:table-cell>
          <table:table-cell table:style-name="Default" office:value-type="string" calcext:value-type="string">
            <text:p>PatientExaminationQueue.php://PatientExaminationQueue.isQueueCompleted,PatientExaminationQueue.getExaminationQueuesForMedicalConsultationQueue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theatreId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heatre</text:p>
          </table:table-cell>
          <table:table-cell/>
          <table:table-cell office:value-type="string" calcext:value-type="string">
            <text:p>theatreId</text:p>
          </table:table-cell>
          <table:table-cell office:value-type="string" calcext:value-type="string">
            <text:p>objec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number-columns-repeated="32"/>
          <table:table-cell office:value-type="string" calcext:value-type="string">
            <text:p>If theatre was chang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urgeon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aesthetist</text:p>
          </table:table-cell>
          <table:table-cell office:value-type="string" calcext:value-type="string">
            <text:p>MedicalDoctor</text:p>
          </table:table-cell>
          <table:table-cell/>
          <table:table-cell office:value-type="string" calcext:value-type="string">
            <text:p>doctorId</text:p>
          </table:table-cell>
          <table:table-cell office:value-type="string" calcext:value-type="string">
            <text:p>object</text:p>
          </table:table-cell>
          <table:table-cell/>
          <table:table-cell table:style-name="ce11"/>
          <table:table-cell table:number-columns-repeated="33"/>
        </table:table-row>
        <table:table-row table:style-name="ro1">
          <table:table-cell office:value-type="string" calcext:value-type="string">
            <text:p>BloodGroup</text:p>
          </table:table-cell>
          <table:table-cell office:value-type="string" calcext:value-type="string">
            <text:p>_blood_group</text:p>
          </table:table-cell>
          <table:table-cell table:number-columns-repeated="2" office:value-type="string" calcext:value-type="string">
            <text:p>group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20"/>
          <table:table-cell office:value-type="string" calcext:value-type="string">
            <text:p>{1,2,3,4,5,6,7,8}</text:p>
          </table:table-cell>
          <table:table-cell table:number-columns-repeated="6"/>
          <table:table-cell office:value-type="string" calcext:value-type="string">
            <text:p>__data__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oup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{'A RhD positive', 'A RhD negative', 'B RhD positive', 'B RhD negative', 'O RhD positive', 'O RhD negative', 'AB RhD positive', 'AB RhD negative'}</text:p>
          </table:table-cell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{'A+', 'A-', 'B+', 'B-', 'O+', 'O-', 'AB+', 'AB-'}</text:p>
          </table:table-cell>
          <table:table-cell table:number-columns-repeated="13"/>
        </table:table-row>
        <table:table-row table:style-name="ro1" table:number-rows-repeated="104805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testing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able</text:p>
          </table:table-cell>
          <table:table-cell/>
        </table:table-row>
        <table:table-row table:style-name="ro1">
          <table:table-cell office:value-type="string" calcext:value-type="string">
            <text:p>SystemPolicy</text:p>
          </table:table-cell>
          <table:table-cell office:value-type="string" calcext:value-type="string">
            <text:p>_systemPolicy</text:p>
          </table:table-cell>
          <table:table-cell table:formula="of:=CONCATENATE(&quot;ALTER TABLE &quot;;[.B2];&quot; CHANGE COLUMN temporaryStringHolder temporaryStringHolder varchar(32);&quot;)" office:value-type="string" office:string-value="ALTER TABLE _systemPolicy CHANGE COLUMN temporaryStringHolder temporaryStringHolder varchar(32);" calcext:value-type="string">
            <text:p>ALTER TABLE _systemPolic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DaysOfAWeek</text:p>
          </table:table-cell>
          <table:table-cell office:value-type="string" calcext:value-type="string">
            <text:p>_daysOfAWeek</text:p>
          </table:table-cell>
          <table:table-cell table:formula="of:=CONCATENATE(&quot;ALTER TABLE &quot;;[.B3];&quot; CHANGE COLUMN temporaryStringHolder temporaryStringHolder varchar(32);&quot;)" office:value-type="string" office:string-value="ALTER TABLE _daysOfAWeek CHANGE COLUMN temporaryStringHolder temporaryStringHolder varchar(32);" calcext:value-type="string">
            <text:p>ALTER TABLE _daysOfAWeek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onthOfAYear</text:p>
          </table:table-cell>
          <table:table-cell office:value-type="string" calcext:value-type="string">
            <text:p>_monthOfAYear</text:p>
          </table:table-cell>
          <table:table-cell table:formula="of:=CONCATENATE(&quot;ALTER TABLE &quot;;[.B4];&quot; CHANGE COLUMN temporaryStringHolder temporaryStringHolder varchar(32);&quot;)" office:value-type="string" office:string-value="ALTER TABLE _monthOfAYear CHANGE COLUMN temporaryStringHolder temporaryStringHolder varchar(32);" calcext:value-type="string">
            <text:p>ALTER TABLE _monthOfAYea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_theme</text:p>
          </table:table-cell>
          <table:table-cell table:formula="of:=CONCATENATE(&quot;ALTER TABLE &quot;;[.B5];&quot; CHANGE COLUMN temporaryStringHolder temporaryStringHolder varchar(32);&quot;)" office:value-type="string" office:string-value="ALTER TABLE _theme CHANGE COLUMN temporaryStringHolder temporaryStringHolder varchar(32);" calcext:value-type="string">
            <text:p>ALTER TABLE _them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_language</text:p>
          </table:table-cell>
          <table:table-cell table:formula="of:=CONCATENATE(&quot;ALTER TABLE &quot;;[.B6];&quot; CHANGE COLUMN temporaryStringHolder temporaryStringHolder varchar(32);&quot;)" office:value-type="string" office:string-value="ALTER TABLE _language CHANGE COLUMN temporaryStringHolder temporaryStringHolder varchar(32);" calcext:value-type="string">
            <text:p>ALTER TABLE _languag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_country</text:p>
          </table:table-cell>
          <table:table-cell table:formula="of:=CONCATENATE(&quot;ALTER TABLE &quot;;[.B7];&quot; CHANGE COLUMN temporaryStringHolder temporaryStringHolder varchar(32);&quot;)" office:value-type="string" office:string-value="ALTER TABLE _country CHANGE COLUMN temporaryStringHolder temporaryStringHolder varchar(32);" calcext:value-type="string">
            <text:p>ALTER TABLE _count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HPTimezone</text:p>
          </table:table-cell>
          <table:table-cell office:value-type="string" calcext:value-type="string">
            <text:p>_pHPTimezone</text:p>
          </table:table-cell>
          <table:table-cell table:formula="of:=CONCATENATE(&quot;ALTER TABLE &quot;;[.B8];&quot; CHANGE COLUMN temporaryStringHolder temporaryStringHolder varchar(32);&quot;)" office:value-type="string" office:string-value="ALTER TABLE _pHPTimezone CHANGE COLUMN temporaryStringHolder temporaryStringHolder varchar(32);" calcext:value-type="string">
            <text:p>ALTER TABLE _pHPTimezon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_profile</text:p>
          </table:table-cell>
          <table:table-cell table:formula="of:=CONCATENATE(&quot;ALTER TABLE &quot;;[.B9];&quot; CHANGE COLUMN temporaryStringHolder temporaryStringHolder varchar(32);&quot;)" office:value-type="string" office:string-value="ALTER TABLE _profile CHANGE COLUMN temporaryStringHolder temporaryStringHolder varchar(32);" calcext:value-type="string">
            <text:p>ALTER TABLE _profil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_groups</text:p>
          </table:table-cell>
          <table:table-cell table:formula="of:=CONCATENATE(&quot;ALTER TABLE &quot;;[.B10];&quot; CHANGE COLUMN temporaryStringHolder temporaryStringHolder varchar(32);&quot;)" office:value-type="string" office:string-value="ALTER TABLE _groups CHANGE COLUMN temporaryStringHolder temporaryStringHolder varchar(32);" calcext:value-type="string">
            <text:p>ALTER TABLE _group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JobTitle</text:p>
          </table:table-cell>
          <table:table-cell office:value-type="string" calcext:value-type="string">
            <text:p>_jobTitle</text:p>
          </table:table-cell>
          <table:table-cell table:formula="of:=CONCATENATE(&quot;ALTER TABLE &quot;;[.B11];&quot; CHANGE COLUMN temporaryStringHolder temporaryStringHolder varchar(32);&quot;)" office:value-type="string" office:string-value="ALTER TABLE _jobTitle CHANGE COLUMN temporaryStringHolder temporaryStringHolder varchar(32);" calcext:value-type="string">
            <text:p>ALTER TABLE _jobTitl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_sex</text:p>
          </table:table-cell>
          <table:table-cell table:formula="of:=CONCATENATE(&quot;ALTER TABLE &quot;;[.B12];&quot; CHANGE COLUMN temporaryStringHolder temporaryStringHolder varchar(32);&quot;)" office:value-type="string" office:string-value="ALTER TABLE _sex CHANGE COLUMN temporaryStringHolder temporaryStringHolder varchar(32);" calcext:value-type="string">
            <text:p>ALTER TABLE _sex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_marital</text:p>
          </table:table-cell>
          <table:table-cell table:formula="of:=CONCATENATE(&quot;ALTER TABLE &quot;;[.B13];&quot; CHANGE COLUMN temporaryStringHolder temporaryStringHolder varchar(32);&quot;)" office:value-type="string" office:string-value="ALTER TABLE _marital CHANGE COLUMN temporaryStringHolder temporaryStringHolder varchar(32);" calcext:value-type="string">
            <text:p>ALTER TABLE _marital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UserStatus</text:p>
          </table:table-cell>
          <table:table-cell office:value-type="string" calcext:value-type="string">
            <text:p>_userStatus</text:p>
          </table:table-cell>
          <table:table-cell table:formula="of:=CONCATENATE(&quot;ALTER TABLE &quot;;[.B14];&quot; CHANGE COLUMN temporaryStringHolder temporaryStringHolder varchar(32);&quot;)" office:value-type="string" office:string-value="ALTER TABLE _userStatus CHANGE COLUMN temporaryStringHolder temporaryStringHolder varchar(32);" calcext:value-type="string">
            <text:p>ALTER TABLE _userStatu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curityQuestion</text:p>
          </table:table-cell>
          <table:table-cell office:value-type="string" calcext:value-type="string">
            <text:p>_securityQuestion</text:p>
          </table:table-cell>
          <table:table-cell table:formula="of:=CONCATENATE(&quot;ALTER TABLE &quot;;[.B15];&quot; CHANGE COLUMN temporaryStringHolder temporaryStringHolder varchar(32);&quot;)" office:value-type="string" office:string-value="ALTER TABLE _securityQuestion CHANGE COLUMN temporaryStringHolder temporaryStringHolder varchar(32);" calcext:value-type="string">
            <text:p>ALTER TABLE _securityQuestion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_login</text:p>
          </table:table-cell>
          <table:table-cell table:formula="of:=CONCATENATE(&quot;ALTER TABLE &quot;;[.B16];&quot; CHANGE COLUMN temporaryStringHolder temporaryStringHolder varchar(32);&quot;)" office:value-type="string" office:string-value="ALTER TABLE _login CHANGE COLUMN temporaryStringHolder temporaryStringHolder varchar(32);" calcext:value-type="string">
            <text:p>ALTER TABLE _login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edicalDoctor</text:p>
          </table:table-cell>
          <table:table-cell office:value-type="string" calcext:value-type="string">
            <text:p>_medicalDoctor</text:p>
          </table:table-cell>
          <table:table-cell table:formula="of:=CONCATENATE(&quot;ALTER TABLE &quot;;[.B17];&quot; CHANGE COLUMN temporaryStringHolder temporaryStringHolder varchar(32);&quot;)" office:value-type="string" office:string-value="ALTER TABLE _medicalDoctor CHANGE COLUMN temporaryStringHolder temporaryStringHolder varchar(32);" calcext:value-type="string">
            <text:p>ALTER TABLE _medicalDocto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ystemUser</text:p>
          </table:table-cell>
          <table:table-cell office:value-type="string" calcext:value-type="string">
            <text:p>_systemUser</text:p>
          </table:table-cell>
          <table:table-cell table:formula="of:=CONCATENATE(&quot;ALTER TABLE &quot;;[.B18];&quot; CHANGE COLUMN temporaryStringHolder temporaryStringHolder varchar(32);&quot;)" office:value-type="string" office:string-value="ALTER TABLE _systemUser CHANGE COLUMN temporaryStringHolder temporaryStringHolder varchar(32);" calcext:value-type="string">
            <text:p>ALTER TABLE _systemUse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ApprovalSequenceSchema</text:p>
          </table:table-cell>
          <table:table-cell office:value-type="string" calcext:value-type="string">
            <text:p>_approvalSequenceSchema</text:p>
          </table:table-cell>
          <table:table-cell table:formula="of:=CONCATENATE(&quot;ALTER TABLE &quot;;[.B19];&quot; CHANGE COLUMN temporaryStringHolder temporaryStringHolder varchar(32);&quot;)" office:value-type="string" office:string-value="ALTER TABLE _approvalSequenceSchema CHANGE COLUMN temporaryStringHolder temporaryStringHolder varchar(32);" calcext:value-type="string">
            <text:p>ALTER TABLE _approvalSequenceSchema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ApprovalSequenceData</text:p>
          </table:table-cell>
          <table:table-cell office:value-type="string" calcext:value-type="string">
            <text:p>_approvalSequenceData</text:p>
          </table:table-cell>
          <table:table-cell table:formula="of:=CONCATENATE(&quot;ALTER TABLE &quot;;[.B20];&quot; CHANGE COLUMN temporaryStringHolder temporaryStringHolder varchar(32);&quot;)" office:value-type="string" office:string-value="ALTER TABLE _approvalSequenceData CHANGE COLUMN temporaryStringHolder temporaryStringHolder varchar(32);" calcext:value-type="string">
            <text:p>ALTER TABLE _approvalSequenceData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RegistrationType</text:p>
          </table:table-cell>
          <table:table-cell office:value-type="string" calcext:value-type="string">
            <text:p>_patientRegistrationType</text:p>
          </table:table-cell>
          <table:table-cell table:formula="of:=CONCATENATE(&quot;ALTER TABLE &quot;;[.B21];&quot; CHANGE COLUMN temporaryStringHolder temporaryStringHolder varchar(32);&quot;)" office:value-type="string" office:string-value="ALTER TABLE _patientRegistrationType CHANGE COLUMN temporaryStringHolder temporaryStringHolder varchar(32);" calcext:value-type="string">
            <text:p>ALTER TABLE _patientRegistrationTyp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_patient</text:p>
          </table:table-cell>
          <table:table-cell table:formula="of:=CONCATENATE(&quot;ALTER TABLE &quot;;[.B22];&quot; CHANGE COLUMN temporaryStringHolder temporaryStringHolder varchar(32);&quot;)" office:value-type="string" office:string-value="ALTER TABLE _patient CHANGE COLUMN temporaryStringHolder temporaryStringHolder varchar(32);" calcext:value-type="string">
            <text:p>ALTER TABLE _patien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CaseType</text:p>
          </table:table-cell>
          <table:table-cell office:value-type="string" calcext:value-type="string">
            <text:p>_patientCaseType</text:p>
          </table:table-cell>
          <table:table-cell table:formula="of:=CONCATENATE(&quot;ALTER TABLE &quot;;[.B23];&quot; CHANGE COLUMN temporaryStringHolder temporaryStringHolder varchar(32);&quot;)" office:value-type="string" office:string-value="ALTER TABLE _patientCaseType CHANGE COLUMN temporaryStringHolder temporaryStringHolder varchar(32);" calcext:value-type="string">
            <text:p>ALTER TABLE _patientCaseTyp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MovementStage</text:p>
          </table:table-cell>
          <table:table-cell office:value-type="string" calcext:value-type="string">
            <text:p>_patient_movement_stage</text:p>
          </table:table-cell>
          <table:table-cell table:formula="of:=CONCATENATE(&quot;ALTER TABLE &quot;;[.B24];&quot; CHANGE COLUMN temporaryStringHolder temporaryStringHolder varchar(32);&quot;)" office:value-type="string" office:string-value="ALTER TABLE _patient_movement_stage CHANGE COLUMN temporaryStringHolder temporaryStringHolder varchar(32);" calcext:value-type="string">
            <text:p>ALTER TABLE _patient_movement_stag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HealthInsurance</text:p>
          </table:table-cell>
          <table:table-cell office:value-type="string" calcext:value-type="string">
            <text:p>_healthInsurance</text:p>
          </table:table-cell>
          <table:table-cell table:formula="of:=CONCATENATE(&quot;ALTER TABLE &quot;;[.B25];&quot; CHANGE COLUMN temporaryStringHolder temporaryStringHolder varchar(32);&quot;)" office:value-type="string" office:string-value="ALTER TABLE _healthInsurance CHANGE COLUMN temporaryStringHolder temporaryStringHolder varchar(32);" calcext:value-type="string">
            <text:p>ALTER TABLE _healthInsuran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Case</text:p>
          </table:table-cell>
          <table:table-cell office:value-type="string" calcext:value-type="string">
            <text:p>_patientCase</text:p>
          </table:table-cell>
          <table:table-cell table:formula="of:=CONCATENATE(&quot;ALTER TABLE &quot;;[.B26];&quot; CHANGE COLUMN temporaryStringHolder temporaryStringHolder varchar(32);&quot;)" office:value-type="string" office:string-value="ALTER TABLE _patientCase CHANGE COLUMN temporaryStringHolder temporaryStringHolder varchar(32);" calcext:value-type="string">
            <text:p>ALTER TABLE _patientCas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Visit</text:p>
          </table:table-cell>
          <table:table-cell office:value-type="string" calcext:value-type="string">
            <text:p>_patientVisit</text:p>
          </table:table-cell>
          <table:table-cell table:formula="of:=CONCATENATE(&quot;ALTER TABLE &quot;;[.B27];&quot; CHANGE COLUMN temporaryStringHolder temporaryStringHolder varchar(32);&quot;)" office:value-type="string" office:string-value="ALTER TABLE _patientVisit CHANGE COLUMN temporaryStringHolder temporaryStringHolder varchar(32);" calcext:value-type="string">
            <text:p>ALTER TABLE _patientVisi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_currency</text:p>
          </table:table-cell>
          <table:table-cell table:formula="of:=CONCATENATE(&quot;ALTER TABLE &quot;;[.B28];&quot; CHANGE COLUMN temporaryStringHolder temporaryStringHolder varchar(32);&quot;)" office:value-type="string" office:string-value="ALTER TABLE _currency CHANGE COLUMN temporaryStringHolder temporaryStringHolder varchar(32);" calcext:value-type="string">
            <text:p>ALTER TABLE _currenc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rviceCategory</text:p>
          </table:table-cell>
          <table:table-cell office:value-type="string" calcext:value-type="string">
            <text:p>_serviceCategory</text:p>
          </table:table-cell>
          <table:table-cell table:formula="of:=CONCATENATE(&quot;ALTER TABLE &quot;;[.B29];&quot; CHANGE COLUMN temporaryStringHolder temporaryStringHolder varchar(32);&quot;)" office:value-type="string" office:string-value="ALTER TABLE _serviceCategory CHANGE COLUMN temporaryStringHolder temporaryStringHolder varchar(32);" calcext:value-type="string">
            <text:p>ALTER TABLE _service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_service</text:p>
          </table:table-cell>
          <table:table-cell table:formula="of:=CONCATENATE(&quot;ALTER TABLE &quot;;[.B30];&quot; CHANGE COLUMN temporaryStringHolder temporaryStringHolder varchar(32);&quot;)" office:value-type="string" office:string-value="ALTER TABLE _service CHANGE COLUMN temporaryStringHolder temporaryStringHolder varchar(32);" calcext:value-type="string">
            <text:p>ALTER TABLE _servi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ServiceLogSequence</text:p>
          </table:table-cell>
          <table:table-cell office:value-type="string" calcext:value-type="string">
            <text:p>_servicelogsequence</text:p>
          </table:table-cell>
          <table:table-cell table:formula="of:=CONCATENATE(&quot;ALTER TABLE &quot;;[.B31];&quot; CHANGE COLUMN temporaryStringHolder temporaryStringHolder varchar(32);&quot;)" office:value-type="string" office:string-value="ALTER TABLE _servicelogsequence CHANGE COLUMN temporaryStringHolder temporaryStringHolder varchar(32);" calcext:value-type="string">
            <text:p>ALTER TABLE _servicelogsequen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Invoice</text:p>
          </table:table-cell>
          <table:table-cell office:value-type="string" calcext:value-type="string">
            <text:p>_patient_invoice</text:p>
          </table:table-cell>
          <table:table-cell table:formula="of:=CONCATENATE(&quot;ALTER TABLE &quot;;[.B32];&quot; CHANGE COLUMN temporaryStringHolder temporaryStringHolder varchar(32);&quot;)" office:value-type="string" office:string-value="ALTER TABLE _patient_invoice CHANGE COLUMN temporaryStringHolder temporaryStringHolder varchar(32);" calcext:value-type="string">
            <text:p>ALTER TABLE _patient_invoic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Receipt</text:p>
          </table:table-cell>
          <table:table-cell office:value-type="string" calcext:value-type="string">
            <text:p>_patient_receipt</text:p>
          </table:table-cell>
          <table:table-cell table:formula="of:=CONCATENATE(&quot;ALTER TABLE &quot;;[.B33];&quot; CHANGE COLUMN temporaryStringHolder temporaryStringHolder varchar(32);&quot;)" office:value-type="string" office:string-value="ALTER TABLE _patient_receipt CHANGE COLUMN temporaryStringHolder temporaryStringHolder varchar(32);" calcext:value-type="string">
            <text:p>ALTER TABLE _patient_receip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Log</text:p>
          </table:table-cell>
          <table:table-cell office:value-type="string" calcext:value-type="string">
            <text:p>_patientLog</text:p>
          </table:table-cell>
          <table:table-cell table:formula="of:=CONCATENATE(&quot;ALTER TABLE &quot;;[.B34];&quot; CHANGE COLUMN temporaryStringHolder temporaryStringHolder varchar(32);&quot;)" office:value-type="string" office:string-value="ALTER TABLE _patientLog CHANGE COLUMN temporaryStringHolder temporaryStringHolder varchar(32);" calcext:value-type="string">
            <text:p>ALTER TABLE _patientLog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FinancialLogCategory</text:p>
          </table:table-cell>
          <table:table-cell office:value-type="string" calcext:value-type="string">
            <text:p>_financialLogCategory</text:p>
          </table:table-cell>
          <table:table-cell table:formula="of:=CONCATENATE(&quot;ALTER TABLE &quot;;[.B35];&quot; CHANGE COLUMN temporaryStringHolder temporaryStringHolder varchar(32);&quot;)" office:value-type="string" office:string-value="ALTER TABLE _financialLogCategory CHANGE COLUMN temporaryStringHolder temporaryStringHolder varchar(32);" calcext:value-type="string">
            <text:p>ALTER TABLE _financialLog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FinancialLog</text:p>
          </table:table-cell>
          <table:table-cell office:value-type="string" calcext:value-type="string">
            <text:p>_financialLog</text:p>
          </table:table-cell>
          <table:table-cell table:formula="of:=CONCATENATE(&quot;ALTER TABLE &quot;;[.B36];&quot; CHANGE COLUMN temporaryStringHolder temporaryStringHolder varchar(32);&quot;)" office:value-type="string" office:string-value="ALTER TABLE _financialLog CHANGE COLUMN temporaryStringHolder temporaryStringHolder varchar(32);" calcext:value-type="string">
            <text:p>ALTER TABLE _financialLog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_hospital</text:p>
          </table:table-cell>
          <table:table-cell table:formula="of:=CONCATENATE(&quot;ALTER TABLE &quot;;[.B37];&quot; CHANGE COLUMN temporaryStringHolder temporaryStringHolder varchar(32);&quot;)" office:value-type="string" office:string-value="ALTER TABLE _hospital CHANGE COLUMN temporaryStringHolder temporaryStringHolder varchar(32);" calcext:value-type="string">
            <text:p>ALTER TABLE _hospital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NotificationCategory</text:p>
          </table:table-cell>
          <table:table-cell office:value-type="string" calcext:value-type="string">
            <text:p>_notificationCategory</text:p>
          </table:table-cell>
          <table:table-cell table:formula="of:=CONCATENATE(&quot;ALTER TABLE &quot;;[.B38];&quot; CHANGE COLUMN temporaryStringHolder temporaryStringHolder varchar(32);&quot;)" office:value-type="string" office:string-value="ALTER TABLE _notificationCategory CHANGE COLUMN temporaryStringHolder temporaryStringHolder varchar(32);" calcext:value-type="string">
            <text:p>ALTER TABLE _notification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Notification</text:p>
          </table:table-cell>
          <table:table-cell office:value-type="string" calcext:value-type="string">
            <text:p>_notification</text:p>
          </table:table-cell>
          <table:table-cell table:formula="of:=CONCATENATE(&quot;ALTER TABLE &quot;;[.B39];&quot; CHANGE COLUMN temporaryStringHolder temporaryStringHolder varchar(32);&quot;)" office:value-type="string" office:string-value="ALTER TABLE _notification CHANGE COLUMN temporaryStringHolder temporaryStringHolder varchar(32);" calcext:value-type="string">
            <text:p>ALTER TABLE _notification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NotificationManager</text:p>
          </table:table-cell>
          <table:table-cell office:value-type="string" calcext:value-type="string">
            <text:p>_notificationManager</text:p>
          </table:table-cell>
          <table:table-cell table:formula="of:=CONCATENATE(&quot;ALTER TABLE &quot;;[.B40];&quot; CHANGE COLUMN temporaryStringHolder temporaryStringHolder varchar(32);&quot;)" office:value-type="string" office:string-value="ALTER TABLE _notificationManager CHANGE COLUMN temporaryStringHolder temporaryStringHolder varchar(32);" calcext:value-type="string">
            <text:p>ALTER TABLE _notificationManager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FinanceQueue</text:p>
          </table:table-cell>
          <table:table-cell office:value-type="string" calcext:value-type="string">
            <text:p>_patient_finance_queue</text:p>
          </table:table-cell>
          <table:table-cell table:formula="of:=CONCATENATE(&quot;ALTER TABLE &quot;;[.B41];&quot; CHANGE COLUMN temporaryStringHolder temporaryStringHolder varchar(32);&quot;)" office:value-type="string" office:string-value="ALTER TABLE _patient_finance_queue CHANGE COLUMN temporaryStringHolder temporaryStringHolder varchar(32);" calcext:value-type="string">
            <text:p>ALTER TABLE _patient_finance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MedicalDoctorConsultationQueue</text:p>
          </table:table-cell>
          <table:table-cell office:value-type="string" calcext:value-type="string">
            <text:p>_medical_doctor_consultation_queue</text:p>
          </table:table-cell>
          <table:table-cell table:formula="of:=CONCATENATE(&quot;ALTER TABLE &quot;;[.B42];&quot; CHANGE COLUMN temporaryStringHolder temporaryStringHolder varchar(32);&quot;)" office:value-type="string" office:string-value="ALTER TABLE _medical_doctor_consultation_queue CHANGE COLUMN temporaryStringHolder temporaryStringHolder varchar(32);" calcext:value-type="string">
            <text:p>ALTER TABLE _medical_doctor_consultation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ExaminationQueue</text:p>
          </table:table-cell>
          <table:table-cell office:value-type="string" calcext:value-type="string">
            <text:p>_patient_examination_queue</text:p>
          </table:table-cell>
          <table:table-cell table:formula="of:=CONCATENATE(&quot;ALTER TABLE &quot;;[.B43];&quot; CHANGE COLUMN temporaryStringHolder temporaryStringHolder varchar(32);&quot;)" office:value-type="string" office:string-value="ALTER TABLE _patient_examination_queue CHANGE COLUMN temporaryStringHolder temporaryStringHolder varchar(32);" calcext:value-type="string">
            <text:p>ALTER TABLE _patient_examination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GeneralNotifyPatientExaminationQueue</text:p>
          </table:table-cell>
          <table:table-cell office:value-type="string" calcext:value-type="string">
            <text:p>_general_notify_patient_examination_queue</text:p>
          </table:table-cell>
          <table:table-cell table:formula="of:=CONCATENATE(&quot;ALTER TABLE &quot;;[.B44];&quot; CHANGE COLUMN temporaryStringHolder temporaryStringHolder varchar(32);&quot;)" office:value-type="string" office:string-value="ALTER TABLE _general_notify_patient_examination_queue CHANGE COLUMN temporaryStringHolder temporaryStringHolder varchar(32);" calcext:value-type="string">
            <text:p>ALTER TABLE _general_notify_patient_examination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QueueNotifyWetLab</text:p>
          </table:table-cell>
          <table:table-cell office:value-type="string" calcext:value-type="string">
            <text:p>_queue_notify_wet_lab</text:p>
          </table:table-cell>
          <table:table-cell table:formula="of:=CONCATENATE(&quot;ALTER TABLE &quot;;[.B45];&quot; CHANGE COLUMN temporaryStringHolder temporaryStringHolder varchar(32);&quot;)" office:value-type="string" office:string-value="ALTER TABLE _queue_notify_wet_lab CHANGE COLUMN temporaryStringHolder temporaryStringHolder varchar(32);" calcext:value-type="string">
            <text:p>ALTER TABLE _queue_notify_wet_lab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QueueNotifyUltrasound</text:p>
          </table:table-cell>
          <table:table-cell office:value-type="string" calcext:value-type="string">
            <text:p>_queue_notify_ultrasound</text:p>
          </table:table-cell>
          <table:table-cell table:formula="of:=CONCATENATE(&quot;ALTER TABLE &quot;;[.B46];&quot; CHANGE COLUMN temporaryStringHolder temporaryStringHolder varchar(32);&quot;)" office:value-type="string" office:string-value="ALTER TABLE _queue_notify_ultrasound CHANGE COLUMN temporaryStringHolder temporaryStringHolder varchar(32);" calcext:value-type="string">
            <text:p>ALTER TABLE _queue_notify_ultrasound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QueueNotifyPlainXRAY</text:p>
          </table:table-cell>
          <table:table-cell office:value-type="string" calcext:value-type="string">
            <text:p>_queue_notify_plain_xray</text:p>
          </table:table-cell>
          <table:table-cell table:formula="of:=CONCATENATE(&quot;ALTER TABLE &quot;;[.B47];&quot; CHANGE COLUMN temporaryStringHolder temporaryStringHolder varchar(32);&quot;)" office:value-type="string" office:string-value="ALTER TABLE _queue_notify_plain_xray CHANGE COLUMN temporaryStringHolder temporaryStringHolder varchar(32);" calcext:value-type="string">
            <text:p>ALTER TABLE _queue_notify_plain_xra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Triage</text:p>
          </table:table-cell>
          <table:table-cell office:value-type="string" calcext:value-type="string">
            <text:p>_triage</text:p>
          </table:table-cell>
          <table:table-cell table:formula="of:=CONCATENATE(&quot;ALTER TABLE &quot;;[.B48];&quot; CHANGE COLUMN temporaryStringHolder temporaryStringHolder varchar(32);&quot;)" office:value-type="string" office:string-value="ALTER TABLE _triage CHANGE COLUMN temporaryStringHolder temporaryStringHolder varchar(32);" calcext:value-type="string">
            <text:p>ALTER TABLE _triag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TriageQueue</text:p>
          </table:table-cell>
          <table:table-cell office:value-type="string" calcext:value-type="string">
            <text:p>_patient_triage_queue</text:p>
          </table:table-cell>
          <table:table-cell table:formula="of:=CONCATENATE(&quot;ALTER TABLE &quot;;[.B49];&quot; CHANGE COLUMN temporaryStringHolder temporaryStringHolder varchar(32);&quot;)" office:value-type="string" office:string-value="ALTER TABLE _patient_triage_queue CHANGE COLUMN temporaryStringHolder temporaryStringHolder varchar(32);" calcext:value-type="string">
            <text:p>ALTER TABLE _patient_triage_queu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AgeCategory</text:p>
          </table:table-cell>
          <table:table-cell office:value-type="string" calcext:value-type="string">
            <text:p>_age_category</text:p>
          </table:table-cell>
          <table:table-cell table:formula="of:=CONCATENATE(&quot;ALTER TABLE &quot;;[.B50];&quot; CHANGE COLUMN temporaryStringHolder temporaryStringHolder varchar(32);&quot;)" office:value-type="string" office:string-value="ALTER TABLE _age_category CHANGE COLUMN temporaryStringHolder temporaryStringHolder varchar(32);" calcext:value-type="string">
            <text:p>ALTER TABLE _age_category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ExaminationStandards</text:p>
          </table:table-cell>
          <table:table-cell office:value-type="string" calcext:value-type="string">
            <text:p>_patient_examination_standards</text:p>
          </table:table-cell>
          <table:table-cell table:formula="of:=CONCATENATE(&quot;ALTER TABLE &quot;;[.B51];&quot; CHANGE COLUMN temporaryStringHolder temporaryStringHolder varchar(32);&quot;)" office:value-type="string" office:string-value="ALTER TABLE _patient_examination_standards CHANGE COLUMN temporaryStringHolder temporaryStringHolder varchar(32);" calcext:value-type="string">
            <text:p>ALTER TABLE _patient_examination_standard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ExaminationResults</text:p>
          </table:table-cell>
          <table:table-cell office:value-type="string" calcext:value-type="string">
            <text:p>_patient_examination_results</text:p>
          </table:table-cell>
          <table:table-cell table:formula="of:=CONCATENATE(&quot;ALTER TABLE &quot;;[.B52];&quot; CHANGE COLUMN temporaryStringHolder temporaryStringHolder varchar(32);&quot;)" office:value-type="string" office:string-value="ALTER TABLE _patient_examination_results CHANGE COLUMN temporaryStringHolder temporaryStringHolder varchar(32);" calcext:value-type="string">
            <text:p>ALTER TABLE _patient_examination_result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ICD10</text:p>
          </table:table-cell>
          <table:table-cell office:value-type="string" calcext:value-type="string">
            <text:p>_icd10</text:p>
          </table:table-cell>
          <table:table-cell table:formula="of:=CONCATENATE(&quot;ALTER TABLE &quot;;[.B53];&quot; CHANGE COLUMN temporaryStringHolder temporaryStringHolder varchar(32);&quot;)" office:value-type="string" office:string-value="ALTER TABLE _icd10 CHANGE COLUMN temporaryStringHolder temporaryStringHolder varchar(32);" calcext:value-type="string">
            <text:p>ALTER TABLE _icd10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UploadedFiles</text:p>
          </table:table-cell>
          <table:table-cell office:value-type="string" calcext:value-type="string">
            <text:p>_uploaded_files</text:p>
          </table:table-cell>
          <table:table-cell table:formula="of:=CONCATENATE(&quot;ALTER TABLE &quot;;[.B54];&quot; CHANGE COLUMN temporaryStringHolder temporaryStringHolder varchar(32);&quot;)" office:value-type="string" office:string-value="ALTER TABLE _uploaded_files CHANGE COLUMN temporaryStringHolder temporaryStringHolder varchar(32);" calcext:value-type="string">
            <text:p>ALTER TABLE _uploaded_file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atientFile</text:p>
          </table:table-cell>
          <table:table-cell office:value-type="string" calcext:value-type="string">
            <text:p>_patient_file</text:p>
          </table:table-cell>
          <table:table-cell table:formula="of:=CONCATENATE(&quot;ALTER TABLE &quot;;[.B55];&quot; CHANGE COLUMN temporaryStringHolder temporaryStringHolder varchar(32);&quot;)" office:value-type="string" office:string-value="ALTER TABLE _patient_file CHANGE COLUMN temporaryStringHolder temporaryStringHolder varchar(32);" calcext:value-type="string">
            <text:p>ALTER TABLE _patient_file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UnitOfMeasurement</text:p>
          </table:table-cell>
          <table:table-cell office:value-type="string" calcext:value-type="string">
            <text:p>_unit_of_measurement</text:p>
          </table:table-cell>
          <table:table-cell table:formula="of:=CONCATENATE(&quot;ALTER TABLE &quot;;[.B56];&quot; CHANGE COLUMN temporaryStringHolder temporaryStringHolder varchar(32);&quot;)" office:value-type="string" office:string-value="ALTER TABLE _unit_of_measurement CHANGE COLUMN temporaryStringHolder temporaryStringHolder varchar(32);" calcext:value-type="string">
            <text:p>ALTER TABLE _unit_of_measurement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PharmaceuticalDrug</text:p>
          </table:table-cell>
          <table:table-cell office:value-type="string" calcext:value-type="string">
            <text:p>_pharmaceutical_drugs</text:p>
          </table:table-cell>
          <table:table-cell table:formula="of:=CONCATENATE(&quot;ALTER TABLE &quot;;[.B57];&quot; CHANGE COLUMN temporaryStringHolder temporaryStringHolder varchar(32);&quot;)" office:value-type="string" office:string-value="ALTER TABLE _pharmaceutical_drugs CHANGE COLUMN temporaryStringHolder temporaryStringHolder varchar(32);" calcext:value-type="string">
            <text:p>ALTER TABLE _pharmaceutical_drugs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_ward</text:p>
          </table:table-cell>
          <table:table-cell table:formula="of:=CONCATENATE(&quot;ALTER TABLE &quot;;[.B58];&quot; CHANGE COLUMN temporaryStringHolder temporaryStringHolder varchar(32);&quot;)" office:value-type="string" office:string-value="ALTER TABLE _ward CHANGE COLUMN temporaryStringHolder temporaryStringHolder varchar(32);" calcext:value-type="string">
            <text:p>ALTER TABLE _ward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_room</text:p>
          </table:table-cell>
          <table:table-cell table:formula="of:=CONCATENATE(&quot;ALTER TABLE &quot;;[.B59];&quot; CHANGE COLUMN temporaryStringHolder temporaryStringHolder varchar(32);&quot;)" office:value-type="string" office:string-value="ALTER TABLE _room CHANGE COLUMN temporaryStringHolder temporaryStringHolder varchar(32);" calcext:value-type="string">
            <text:p>ALTER TABLE _room CHANGE COLUMN temporaryStringHolder temporaryStringHolder varchar(32);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_bed</text:p>
          </table:table-cell>
          <table:table-cell table:formula="of:=CONCATENATE(&quot;ALTER TABLE &quot;;[.B60];&quot; CHANGE COLUMN temporaryStringHolder temporaryStringHolder varchar(32);&quot;)" office:value-type="string" office:string-value="ALTER TABLE _bed CHANGE COLUMN temporaryStringHolder temporaryStringHolder varchar(32);" calcext:value-type="string">
            <text:p>ALTER TABLE _bed CHANGE COLUMN temporaryStringHolder temporaryStringHolder varchar(32);</text:p>
          </table:table-cell>
        </table:table-row>
      </table:table>
      <table:named-expressions/>
      <table:database-ranges>
        <table:database-range table:name="__Anonymous_Sheet_DB__0" table:target-range-address="system.A1:system.AQ5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2:51:36.832988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41:41.876181215</meta:creation-date>
    <dc:date>2022-07-07T12:52:17.152418217</dc:date>
    <meta:editing-duration>P25DT9H13M23S</meta:editing-duration>
    <meta:editing-cycles>470</meta:editing-cycles>
    <meta:generator>LibreOffice/6.4.7.2$Linux_X86_64 LibreOffice_project/40$Build-2</meta:generator>
    <meta:document-statistic meta:table-count="2" meta:cell-count="3519" meta:object-count="0"/>
  </office:meta>
</office:document-meta>
</file>